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5075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0.7043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4634in"/>
    </style:style>
    <style:style style:name="co9" style:family="table-column">
      <style:table-column-properties fo:break-before="auto" style:column-width="0.4154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9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5693in"/>
    </style:style>
    <style:style style:name="co15" style:family="table-column">
      <style:table-column-properties fo:break-before="auto" style:column-width="0.5402in"/>
    </style:style>
    <style:style style:name="co16" style:family="table-column">
      <style:table-column-properties fo:break-before="auto" style:column-width="0.5016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4.6098in"/>
    </style:style>
    <style:style style:name="co22" style:family="table-column">
      <style:table-column-properties fo:break-before="auto" style:column-width="4.8563in"/>
    </style:style>
    <style:style style:name="co23" style:family="table-column">
      <style:table-column-properties fo:break-before="auto" style:column-width="0.5252in"/>
    </style:style>
    <style:style style:name="co24" style:family="table-column">
      <style:table-column-properties fo:break-before="auto" style:column-width="4.8228in"/>
    </style:style>
    <style:style style:name="co25" style:family="table-column">
      <style:table-column-properties fo:break-before="auto" style:column-width="5.411in"/>
    </style:style>
    <style:style style:name="co26" style:family="table-column">
      <style:table-column-properties fo:break-before="auto" style:column-width="4.8807in"/>
    </style:style>
    <style:style style:name="co27" style:family="table-column">
      <style:table-column-properties fo:break-before="auto" style:column-width="5.6236in"/>
    </style:style>
    <style:style style:name="co28" style:family="table-column">
      <style:table-column-properties fo:break-before="auto" style:column-width="6.1543in"/>
    </style:style>
    <style:style style:name="co29" style:family="table-column">
      <style:table-column-properties fo:break-before="auto" style:column-width="2.6429in"/>
    </style:style>
    <style:style style:name="co30" style:family="table-column">
      <style:table-column-properties fo:break-before="auto" style:column-width="3.9071in"/>
    </style:style>
    <style:style style:name="co31" style:family="table-column">
      <style:table-column-properties fo:break-before="auto" style:column-width="3.5783in"/>
    </style:style>
    <style:style style:name="co32" style:family="table-column">
      <style:table-column-properties fo:break-before="auto" style:column-width="1.9965in"/>
    </style:style>
    <style:style style:name="co33" style:family="table-column">
      <style:table-column-properties fo:break-before="auto" style:column-width="4.8425in"/>
    </style:style>
    <style:style style:name="co34" style:family="table-column">
      <style:table-column-properties fo:break-before="auto" style:column-width="3.4339in"/>
    </style:style>
    <style:style style:name="co35" style:family="table-column">
      <style:table-column-properties fo:break-before="auto" style:column-width="1.1098in"/>
    </style:style>
    <style:style style:name="co36" style:family="table-column">
      <style:table-column-properties fo:break-before="auto" style:column-width="2.45in"/>
    </style:style>
    <style:style style:name="co37" style:family="table-column">
      <style:table-column-properties fo:break-before="auto" style:column-width="1.2728in"/>
    </style:style>
    <style:style style:name="co38" style:family="table-column">
      <style:table-column-properties fo:break-before="auto" style:column-width="3.9453in"/>
    </style:style>
    <style:style style:name="co39" style:family="table-column">
      <style:table-column-properties fo:break-before="auto" style:column-width="2.5661in"/>
    </style:style>
    <style:style style:name="co40" style:family="table-column">
      <style:table-column-properties fo:break-before="auto" style:column-width="1.7654in"/>
    </style:style>
    <style:style style:name="co41" style:family="table-column">
      <style:table-column-properties fo:break-before="auto" style:column-width="4.070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6165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ta1" style:family="table" style:master-page-name="PageStyle_5f_reqs_20_armor_2b__20_curios">
      <style:table-properties table:display="true" style:writing-mode="lr-tb"/>
    </style:style>
    <style:style style:name="ta2" style:family="table" style:master-page-name="PageStyle_5f_reqs_20_block">
      <style:table-properties table:display="true" style:writing-mode="lr-tb"/>
    </style:style>
    <style:style style:name="ta3" style:family="table" style:master-page-name="PageStyle_5f_reqs_20_items">
      <style:table-properties table:display="true" style:writing-mode="lr-tb"/>
    </style:style>
    <style:style style:name="ta4" style:family="table" style:master-page-name="PageStyle_5f_todo">
      <style:table-properties table:display="true" style:writing-mode="lr-tb"/>
    </style:style>
    <style:style style:name="ta5" style:family="table" style:master-page-name="PageStyle_5f_mod_20_gating">
      <style:table-properties table:display="true" style:writing-mode="lr-tb"/>
    </style:style>
    <style:style style:name="ta6" style:family="table" style:master-page-name="PageStyle_5f_mod_20_gate_20_better">
      <style:table-properties table:display="true" style:writing-mode="lr-tb"/>
    </style:style>
    <style:style style:name="ta7" style:family="table" style:master-page-name="PageStyle_5f_to_20_lock_20_recipes">
      <style:table-properties table:display="true" style:writing-mode="lr-tb"/>
    </style:style>
    <style:style style:name="ta8" style:family="table" style:master-page-name="PageStyle_5f_recipestages_20_TODO">
      <style:table-properties table:display="true" style:writing-mode="lr-tb"/>
    </style:style>
    <style:style style:name="ta9" style:family="table" style:master-page-name="PageStyle_5f_skillids_2b_cmds">
      <style:table-properties table:display="true" style:writing-mode="lr-tb"/>
    </style:style>
    <style:style style:name="ta10" style:family="table" style:master-page-name="PageStyle_5f_material_5f_export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7" style:family="table-cell" style:parent-style-name="Default">
      <style:table-cell-properties fo:background-color="#1155cc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6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8" style:family="table-cell" style:parent-style-name="Default">
      <style:table-cell-properties fo:background-color="#1155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2" style:family="table-cell" style:parent-style-name="Default">
      <style:table-cell-properties fo:background-color="#3d85c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1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3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5" style:family="table-cell" style:parent-style-name="Default">
      <style:table-cell-properties fo:background-color="#ea4335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6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4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7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8" style:family="table-cell" style:parent-style-name="Default">
      <style:table-cell-properties fo:background-color="#12d812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9" style:family="table-cell" style:parent-style-name="Default">
      <style:table-cell-properties fo:background-color="#12d81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1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4" style:family="table-cell" style:parent-style-name="Default">
      <style:table-cell-properties fo:background-color="#e69138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3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5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6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7" style:family="table-cell" style:parent-style-name="Default">
      <style:table-cell-properties fo:background-color="#a7ecf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8" style:family="table-cell" style:parent-style-name="Default">
      <style:table-cell-properties fo:background-color="#a7ecf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5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0" style:family="table-cell" style:parent-style-name="Default">
      <style:table-cell-properties fo:background-color="#783f04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9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2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1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4" style:family="table-cell" style:parent-style-name="Default">
      <style:table-cell-properties fo:background-color="#6f7813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3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6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5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7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8" style:family="table-cell" style:parent-style-name="Default">
      <style:table-cell-properties fo:background-color="#b45f0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7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0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0" style:family="table-cell" style:parent-style-name="Default">
      <style:table-cell-properties fo:background-color="#60c931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9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2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7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5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6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1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8" style:family="table-cell" style:parent-style-name="Default">
      <style:table-cell-properties fo:background-color="#a64d7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7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9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5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1" style:family="table-cell" style:parent-style-name="Default">
      <style:table-cell-properties fo:background-color="#76a5a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0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8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3" style:family="table-cell" style:parent-style-name="Default">
      <style:table-cell-properties fo:background-color="#c64848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2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4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5" style:family="table-cell" style:parent-style-name="Default">
      <style:table-cell-properties fo:background-color="#ffb29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7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8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0" style:family="table-cell" style:parent-style-name="Default">
      <style:table-cell-properties fo:background-color="#f1c232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1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2" style:family="table-cell" style:parent-style-name="Default">
      <style:table-cell-properties fo:background-color="#bf1eb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1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1" style:family="table-cell" style:parent-style-name="Default">
      <style:table-cell-properties fo:background-color="#00a933"/>
      <style:text-properties fo:font-size="15pt" style:font-size-asian="15pt" style:font-size-complex="15pt"/>
    </style:style>
    <style:style style:name="ce92" style:family="table-cell" style:parent-style-name="Default">
      <style:table-cell-properties fo:background-color="#00a933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7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8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ce330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1" style:family="table-cell" style:parent-style-name="Default">
      <style:table-cell-properties fo:background-color="#cccc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2" style:family="table-cell" style:parent-style-name="Default">
      <style:table-cell-properties fo:background-color="#ccccf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4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5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7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8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9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42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4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6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8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9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0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4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5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1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3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5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68" style:family="table-cell" style:parent-style-name="Default">
      <style:table-cell-properties fo:background-color="#1c4587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7" style:family="table-cell" style:parent-style-name="Default">
      <style:table-cell-properties fo:background-color="#00e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69" style:family="table-cell" style:parent-style-name="Default">
      <style:table-cell-properties fo:background-color="#00e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0" style:family="table-cell" style:parent-style-name="Default">
      <style:table-cell-properties fo:background-color="#00ef00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1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1" style:family="table-cell" style:parent-style-name="Default">
      <style:table-cell-properties fo:background-color="#5b0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3" style:family="table-cell" style:parent-style-name="Default">
      <style:table-cell-properties fo:background-color="#5b0f00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3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5" style:family="table-cell" style:parent-style-name="Default">
      <style:table-cell-properties fo:background-color="#741b47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5" style:family="table-cell" style:parent-style-name="Default">
      <style:table-cell-properties fo:background-color="#04343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7" style:family="table-cell" style:parent-style-name="Default">
      <style:table-cell-properties fo:background-color="#04343e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7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8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1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7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2" style:family="table-cell" style:parent-style-name="Default">
      <style:table-cell-properties fo:background-color="#5b0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4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6" style:family="table-cell" style:parent-style-name="Default">
      <style:table-cell-properties fo:background-color="#04343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NVIL_REPAIR&quot;;&quot;BLOCK_PLACE&quot;;&quot;BREW&quot;;&quot;CONSUME&quot;;&quot;CRAFT&quot;;&quot;ENCHANT&quot;;&quot;FISH&quot;;&quot;SMELT&quot;;&quot;ACTIVATE_ITEM&quot;)" table:allow-empty-cell="false" table:display-list="unsorted" table:base-cell-address="block_xp.Y2">
          <table:error-message table:message-type="stop" table:display="true"/>
        </table:content-validation>
        <table:content-validation table:name="val2" table:condition="of:cell-content-is-in-list(&quot;BLOCK_BREAK&quot;;&quot;BLOCK_PLACE&quot;;&quot;GROW&quot;;&quot;HIT_BLOCK&quot;;&quot;ACTIVATE_BLOCK&quot;)" table:allow-empty-cell="false" table:display-list="unsorted" table:base-cell-address="item_xp.Y2">
          <table:error-message table:message-type="stop" table:display="true"/>
        </table:content-validation>
      </table:content-validations>
      <table:table table:name="arm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antidote_vess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7" office:value-type="float" office:value="35" calcext:value-type="float">
            <text:p>35</text:p>
          </table:table-cell>
          <table:table-cell table:style-name="ce281"/>
          <table:table-cell table:style-name="ce284"/>
          <table:table-cell table:style-name="ce286" office:value-type="float" office:value="30" calcext:value-type="float">
            <text:p>3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aqua_dashers</text:p>
          </table:table-cell>
          <table:table-cell table:style-name="ce267"/>
          <table:table-cell table:style-name="ce269"/>
          <table:table-cell table:style-name="ce27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bunny_hoppe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 office:value-type="float" office:value="80" calcext:value-type="float">
            <text:p>80</text:p>
          </table:table-cell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harm_of_sinking</text:p>
          </table:table-cell>
          <table:table-cell table:style-name="ce267"/>
          <table:table-cell table:style-name="ce269"/>
          <table:table-cell table:style-name="ce271" office:value-type="float" office:value="60" calcext:value-type="float">
            <text:p>6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 office:value-type="float" office:value="35" calcext:value-type="float">
            <text:p>35</text:p>
          </table:table-cell>
          <table:table-cell table:style-name="ce310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loud_in_a_bott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 office:value-type="float" office:value="55" calcext:value-type="float">
            <text:p>55</text:p>
          </table:table-cell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ross_necklace</text:p>
          </table:table-cell>
          <table:table-cell table:style-name="ce267"/>
          <table:table-cell table:style-name="ce263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30" calcext:value-type="float">
            <text:p>3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 office:value-type="float" office:value="50" calcext:value-type="float">
            <text:p>50</text:p>
          </table:table-cell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rystal_hear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60" calcext:value-type="float">
            <text:p>6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digging_claw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0" office:value-type="float" office:value="20" calcext:value-type="float">
            <text:p>2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eternal_stea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4" office:value-type="float" office:value="70" calcext:value-type="float">
            <text:p>70</text:p>
          </table:table-cell>
          <table:table-cell table:style-name="ce308"/>
          <table:table-cell table:style-name="ce311"/>
          <table:table-cell table:style-name="ce312" office:value-type="float" office:value="50" calcext:value-type="float">
            <text:p>50</text:p>
          </table:table-cell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everlasting_beef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4" office:value-type="float" office:value="30" calcext:value-type="float">
            <text:p>30</text:p>
          </table:table-cell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eral_claws</text:p>
          </table:table-cell>
          <table:table-cell table:style-name="ce266"/>
          <table:table-cell table:style-name="ce263"/>
          <table:table-cell table:style-name="ce271"/>
          <table:table-cell table:style-name="ce276" office:value-type="float" office:value="20" calcext:value-type="float">
            <text:p>2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ire_gauntlet</text:p>
          </table:table-cell>
          <table:table-cell table:style-name="ce266"/>
          <table:table-cell table:style-name="ce263"/>
          <table:table-cell table:style-name="ce271"/>
          <table:table-cell table:style-name="ce276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lame_pendant</text:p>
          </table:table-cell>
          <table:table-cell table:style-name="ce266"/>
          <table:table-cell table:style-name="ce270" office:value-type="float" office:value="30" calcext:value-type="float">
            <text:p>30</text:p>
          </table:table-cell>
          <table:table-cell table:style-name="ce271"/>
          <table:table-cell table:style-name="ce276" office:value-type="float" office:value="45" calcext:value-type="float">
            <text:p>45</text:p>
          </table:table-cell>
          <table:table-cell table:style-name="ce277"/>
          <table:table-cell table:style-name="ce280"/>
          <table:table-cell table:style-name="ce283"/>
          <table:table-cell table:style-name="ce288" office:value-type="float" office:value="60" calcext:value-type="float">
            <text:p>6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lippers</text:p>
          </table:table-cell>
          <table:table-cell table:style-name="ce266"/>
          <table:table-cell table:style-name="ce263"/>
          <table:table-cell table:style-name="ce273" office:value-type="float" office:value="55" calcext:value-type="float">
            <text:p>55</text:p>
          </table:table-cell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9" office:value-type="float" office:value="50" calcext:value-type="float">
            <text:p>50</text:p>
          </table:table-cell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golden_hook</text:p>
          </table:table-cell>
          <table:table-cell table:style-name="ce266"/>
          <table:table-cell table:style-name="ce270" office:value-type="float" office:value="20" calcext:value-type="float">
            <text:p>20</text:p>
          </table:table-cell>
          <table:table-cell table:style-name="ce271"/>
          <table:table-cell table:style-name="ce276" office:value-type="float" office:value="20" calcext:value-type="float">
            <text:p>2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helium_flamingo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3" office:value-type="float" office:value="30" calcext:value-type="float">
            <text:p>30</text:p>
          </table:table-cell>
          <table:table-cell table:style-name="ce304"/>
          <table:table-cell table:style-name="ce309" office:value-type="float" office:value="55" calcext:value-type="float">
            <text:p>55</text:p>
          </table:table-cell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kitty_slippers</text:p>
          </table:table-cell>
          <table:table-cell table:style-name="ce266"/>
          <table:table-cell table:style-name="ce270" office:value-type="float" office:value="10" calcext:value-type="float">
            <text:p>10</text:p>
          </table:table-cell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lucky_scarf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2" office:value-type="float" office:value="60" calcext:value-type="float">
            <text:p>60</text:p>
          </table:table-cell>
          <table:table-cell table:style-name="ce283"/>
          <table:table-cell table:style-name="ce288" office:value-type="float" office:value="20" calcext:value-type="float">
            <text:p>2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night_vision_goggles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30" calcext:value-type="float">
            <text:p>3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6"/>
          <table:table-cell table:style-name="ce307"/>
          <table:table-cell table:style-name="ce310"/>
          <table:table-cell table:style-name="ce312"/>
          <table:table-cell table:style-name="ce314"/>
          <table:table-cell table:style-name="ce316" office:value-type="float" office:value="70" calcext:value-type="float">
            <text:p>70</text:p>
          </table:table-cell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novelty_drinking_hat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6" office:value-type="float" office:value="30" calcext:value-type="float">
            <text:p>30</text:p>
          </table:table-cell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obsidian_skull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40" calcext:value-type="float">
            <text:p>40</text:p>
          </table:table-cell>
          <table:table-cell table:style-name="ce289"/>
          <table:table-cell table:style-name="ce291" office:value-type="float" office:value="50" calcext:value-type="float">
            <text:p>50</text:p>
          </table:table-cell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9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anic_necklace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50" calcext:value-type="float">
            <text:p>5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6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lastic_drinking_hat</text:p>
          </table:table-cell>
          <table:table-cell table:style-name="ce266"/>
          <table:table-cell table:style-name="ce263"/>
          <table:table-cell table:style-name="ce271"/>
          <table:table-cell table:style-name="ce276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 office:value-type="float" office:value="30" calcext:value-type="float">
            <text:p>30</text:p>
          </table:table-cell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ocket_piston</text:p>
          </table:table-cell>
          <table:table-cell table:style-name="ce266"/>
          <table:table-cell table:style-name="ce263"/>
          <table:table-cell table:style-name="ce271"/>
          <table:table-cell table:style-name="ce276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ower_glove</text:p>
          </table:table-cell>
          <table:table-cell table:style-name="ce266"/>
          <table:table-cell table:style-name="ce263"/>
          <table:table-cell table:style-name="ce271"/>
          <table:table-cell table:style-name="ce274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9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running_shoes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 office:value-type="float" office:value="55" calcext:value-type="float">
            <text:p>55</text:p>
          </table:table-cell>
          <table:table-cell table:style-name="ce310"/>
          <table:table-cell table:style-name="ce312"/>
          <table:table-cell table:style-name="ce314"/>
          <table:table-cell table:style-name="ce317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carf_of_invisibility</text:p>
          </table:table-cell>
          <table:table-cell table:style-name="ce268"/>
          <table:table-cell table:style-name="ce270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10" calcext:value-type="float">
            <text:p>1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 office:value-type="float" office:value="50" calcext:value-type="float">
            <text:p>50</text:p>
          </table:table-cell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hock_pendant</text:p>
          </table:table-cell>
          <table:table-cell table:style-name="ce266" office:value-type="float" office:value="45" calcext:value-type="float">
            <text:p>45</text:p>
          </table:table-cell>
          <table:table-cell table:style-name="ce263" office:value-type="float" office:value="30" calcext:value-type="float">
            <text:p>30</text:p>
          </table:table-cell>
          <table:table-cell table:style-name="ce273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60" calcext:value-type="float">
            <text:p>6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norkel</text:p>
          </table:table-cell>
          <table:table-cell table:style-name="ce266"/>
          <table:table-cell table:style-name="ce263"/>
          <table:table-cell table:style-name="ce271" office:value-type="float" office:value="75" calcext:value-type="float">
            <text:p>75</text:p>
          </table:table-cell>
          <table:table-cell table:style-name="ce274"/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teadfast_spikes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9"/>
          <table:table-cell table:style-name="ce280"/>
          <table:table-cell table:style-name="ce283"/>
          <table:table-cell table:style-name="ce288" office:value-type="float" office:value="20" calcext:value-type="float">
            <text:p>2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9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uperstitious_hat</text:p>
          </table:table-cell>
          <table:table-cell table:style-name="ce266"/>
          <table:table-cell table:style-name="ce270" office:value-type="float" office:value="60" calcext:value-type="float">
            <text:p>60</text:p>
          </table:table-cell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20" calcext:value-type="float">
            <text:p>2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thorn_pendant</text:p>
          </table:table-cell>
          <table:table-cell table:style-name="ce266"/>
          <table:table-cell table:style-name="ce263" office:value-type="float" office:value="30" calcext:value-type="float">
            <text:p>30</text:p>
          </table:table-cell>
          <table:table-cell table:style-name="ce271"/>
          <table:table-cell table:style-name="ce274"/>
          <table:table-cell table:style-name="ce277" office:value-type="float" office:value="45" calcext:value-type="float">
            <text:p>45</text:p>
          </table:table-cell>
          <table:table-cell table:style-name="ce280"/>
          <table:table-cell table:style-name="ce283"/>
          <table:table-cell table:style-name="ce288" office:value-type="float" office:value="60" calcext:value-type="float">
            <text:p>6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umbrella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5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universal_attractor</text:p>
          </table:table-cell>
          <table:table-cell table:style-name="ce266"/>
          <table:table-cell table:style-name="ce263"/>
          <table:table-cell table:style-name="ce271"/>
          <table:table-cell table:style-name="ce276"/>
          <table:table-cell table:style-name="ce277"/>
          <table:table-cell table:style-name="ce280" office:value-type="float" office:value="35" calcext:value-type="float">
            <text:p>35</text:p>
          </table:table-cell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vampiric_glove</text:p>
          </table:table-cell>
          <table:table-cell table:style-name="ce266"/>
          <table:table-cell table:style-name="ce263" office:value-type="float" office:value="70" calcext:value-type="float">
            <text:p>70</text:p>
          </table:table-cell>
          <table:table-cell table:style-name="ce271"/>
          <table:table-cell table:style-name="ce274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9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villager_hat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7"/>
          <table:table-cell table:style-name="ce318" office:value-type="float" office:value="80" calcext:value-type="float">
            <text:p>80</text:p>
          </table:table-cell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whoopee_cush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 office:value-type="float" office:value="99" calcext:value-type="float">
            <text:p>99</text:p>
          </table:table-cell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boot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bracel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helmet</text:p>
          </table:table-cell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legg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shie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 office:value-type="string" calcext:value-type="string">
            <text:p>minecraft:shield</text:p>
          </table:table-cell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6" office:value-type="float" office:value="30" calcext:value-type="float">
            <text:p>30</text:p>
          </table:table-cell>
          <table:table-cell table:style-name="ce290"/>
          <table:table-cell table:style-name="ce292"/>
          <table:table-cell table:style-name="ce293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 office:value-type="string" calcext:value-type="string">
            <text:p>silentgear:elytr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1" office:value-type="float" office:value="100" calcext:value-type="float">
            <text:p>100</text:p>
          </table:table-cell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5" calcext:value-type="float">
            <text:p>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0" office:value-type="float" office:value="10" calcext:value-type="float">
            <text:p>1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diamon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0" office:value-type="float" office:value="60" calcext:value-type="float">
            <text:p>6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gol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/>
          <table:table-cell table:style-name="ce310" office:value-type="float" office:value="45" calcext:value-type="float">
            <text:p>45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iron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15" calcext:value-type="float">
            <text:p>1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/>
          <table:table-cell table:style-name="ce310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netherite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45" calcext:value-type="float">
            <text:p>4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/>
          <table:table-cell table:style-name="ce310" office:value-type="float" office:value="90" calcext:value-type="float">
            <text:p>9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5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0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5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1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1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3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9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3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5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5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5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5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34">
          <table:table-cell table:style-name="ce26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53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armor.$A$1:.$X$1038"/>
        </table:named-expressions>
        <calcext:conditional-formats>
          <calcext:conditional-format calcext:target-range-address="armor.A46:armor.A47 armor.A53:armor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block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81"/>
          <table:table-cell table:style-name="ce284"/>
          <table:table-cell table:style-name="ce31"/>
          <table:table-cell table:style-name="ce35" office:value-type="float" office:value="5" calcext:value-type="float">
            <text:p>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10" calcext:value-type="float">
            <text:p>1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diamond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60" calcext:value-type="float">
            <text:p>6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gol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 office:value-type="float" office:value="45" calcext:value-type="float">
            <text:p>45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iron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5" calcext:value-type="float">
            <text:p>1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netherite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45" calcext:value-type="float">
            <text:p>4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 office:value-type="float" office:value="90" calcext:value-type="float">
            <text:p>9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barrel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diamond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60" calcext:value-type="float">
            <text:p>6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68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diamond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60" calcext:value-type="float">
            <text:p>6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diamond_shulker_box</text:p>
          </table:table-cell>
          <table:table-cell table:style-name="ce5"/>
          <table:table-cell table:style-name="ce1" office:value-type="float" office:value="10" calcext:value-type="float">
            <text:p>10</text:p>
          </table:table-cell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gold_barrel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gold_chest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gold_shulker_box</text:p>
          </table:table-cell>
          <table:table-cell table:style-name="ce5"/>
          <table:table-cell table:style-name="ce1" office:value-type="float" office:value="10" calcext:value-type="float">
            <text:p>10</text:p>
          </table:table-cell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iron_barrel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iron_chest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30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iron_shulker_box</text:p>
          </table:table-cell>
          <table:table-cell table:style-name="ce5"/>
          <table:table-cell table:style-name="ce270" office:value-type="float" office:value="10" calcext:value-type="float">
            <text:p>10</text:p>
          </table:table-cell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82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2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3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2</text:p>
          </table:table-cell>
          <table:table-cell table:style-name="ce268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3</text:p>
          </table:table-cell>
          <table:table-cell table:style-name="ce5"/>
          <table:table-cell table:style-name="ce1"/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279"/>
          <table:table-cell table:style-name="ce23"/>
          <table:table-cell table:style-name="ce27"/>
          <table:table-cell table:style-name="ce288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2</text:p>
          </table:table-cell>
          <table:table-cell table:style-name="ce5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85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1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90" calcext:value-type="float">
            <text:p>9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netherite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netherite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netherite_shulker_box</text:p>
          </table:table-cell>
          <table:table-cell table:style-name="ce267"/>
          <table:table-cell table:style-name="ce1" office:value-type="float" office:value="10" calcext:value-type="float">
            <text:p>1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shulker_box</text:p>
          </table:table-cell>
          <table:table-cell table:style-name="ce267"/>
          <table:table-cell table:style-name="ce1" office:value-type="float" office:value="10" calcext:value-type="float">
            <text:p>10</text:p>
          </table:table-cell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storage_li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functionalstorage:acacia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functionalstorage:acacia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acacia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armory_cabin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birch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birch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birch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herry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herry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herry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ompacting_framed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rimson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rimson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rimson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dark_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dark_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dark_oak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ender_drawer</text:p>
          </table:table-cell>
          <table:table-cell table:style-name="ce5" office:value-type="float" office:value="20" calcext:value-type="float">
            <text:p>20</text:p>
          </table:table-cell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luid_1</text:p>
          </table:table-cell>
          <table:table-cell table:style-name="ce267"/>
          <table:table-cell table:style-name="ce269"/>
          <table:table-cell table:style-name="ce1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luid_2</text:p>
          </table:table-cell>
          <table:table-cell table:style-name="ce267"/>
          <table:table-cell table:style-name="ce269"/>
          <table:table-cell table:style-name="ce1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luid_4</text:p>
          </table:table-cell>
          <table:table-cell table:style-name="ce267"/>
          <table:table-cell table:style-name="ce269"/>
          <table:table-cell table:style-name="ce1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7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jungl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jungl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jungl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mangrov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mangrov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mangrov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oak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pruc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pruc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pruc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warp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warp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warp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allthemodium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100" calcext:value-type="float">
            <text:p>10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copp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38" office:value-type="float" office:value="20" calcext:value-type="float">
            <text:p>2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crystal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diamon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emera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go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5" calcext:value-type="float">
            <text:p>4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heat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ir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30" calcext:value-type="float">
            <text:p>3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milli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 office:value-type="float" office:value="90" calcext:value-type="float">
            <text:p>90</text:p>
          </table:table-cell>
          <table:table-cell table:style-name="ce287"/>
          <table:table-cell table:style-name="ce290"/>
          <table:table-cell table:style-name="ce38" office:value-type="float" office:value="90" calcext:value-type="float">
            <text:p>9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netherite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90" calcext:value-type="float">
            <text:p>9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obsidia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80" calcext:value-type="float">
            <text:p>8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silv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5" calcext:value-type="float">
            <text:p>2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abyss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amethyst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fir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void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9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5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5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1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5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3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53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block.$A$1:.$X$1038"/>
        </table:named-expressions>
        <calcext:conditional-formats>
          <calcext:conditional-format calcext:target-range-address="block.A46:block.A101 block.A106:block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item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dorn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dvanced_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lloy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_hea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 office:value-type="float" office:value="80" calcext:value-type="float">
            <text:p>80</text:p>
          </table:table-cell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ind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ind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ind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c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ckstone_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print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print_packag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print_pa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o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ot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ot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r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rt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acelet_ba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acel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acel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onz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ow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hestpla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hestplate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hestpla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_smit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r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ushed_shulker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ustom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usto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ya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eepslate_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iamon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ried_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lytr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lytr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lytra_w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meral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ne_sil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ne_silk_clot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eel_and_h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od</text:p>
          </table:table-cell>
          <table:table-cell table:style-name="ce267"/>
          <table:table-cell table:style-name="ce269"/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flowe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etch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etch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etc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feath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puff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ear_smithing_ta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littery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low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olden_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ee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uide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elm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elme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elm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 office:value-type="float" office:value="100" calcext:value-type="float">
            <text:p>10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ybrid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iron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jeweler_tool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ather_sc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gging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gging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gging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ght_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ght_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m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n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n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n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40" calcext:value-type="float">
            <text:p>14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genta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erial_grad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 office:value-type="float" office:value="70" calcext:value-type="float">
            <text:p>70</text:p>
          </table:table-cell>
          <table:table-cell table:style-name="ce296"/>
          <table:table-cell table:style-name="ce298"/>
          <table:table-cell table:style-name="ce50" office:value-type="float" office:value="70" calcext:value-type="float">
            <text:p>7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etal_alloy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etal_pres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ixed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od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_star_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charco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charcoa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fen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fence_g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leav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plank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apl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ti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trap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orang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eb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hantom_ligh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n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rospector_hamm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rospector_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rospector_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prospector_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purpl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azur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crimson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crystalliz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d_car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d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fabric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ing_sha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ad_mak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ugh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lva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41" office:value-type="float" office:value="70" calcext:value-type="float">
            <text:p>70</text:p>
          </table:table-cell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30" calcext:value-type="float">
            <text:p>3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 office:value-type="float" office:value="30" calcext:value-type="float">
            <text:p>3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_blad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et_me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iel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ield_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iel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 office:value-type="float" office:value="70" calcext:value-type="float">
            <text:p>7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new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7" office:value-type="string" calcext:value-type="string">
            <text:p>silentgear:slingshot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lingsho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lingshot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lingsho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7" office:value-type="string" calcext:value-type="string">
            <text:p>silentgear:spea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ea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ea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ear_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oon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arlight_char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armeta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one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one_torc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40" calcext:value-type="float">
            <text:p>4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ripped_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ripped_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urdy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7" office:value-type="string" calcext:value-type="string">
            <text:p>silentgear:sword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sword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sword_blueprint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sw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emplate_bo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</text:p>
          </table:table-cell>
          <table:table-cell table:style-name="ce267"/>
          <table:table-cell table:style-name="ce269"/>
          <table:table-cell table:style-name="ce11" office:value-type="float" office:value="70" calcext:value-type="float">
            <text:p>70</text:p>
          </table:table-cell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_pro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very_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whit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wide_pla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yellow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ophisticatedstorage:packing_tap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50" calcext:value-type="float">
            <text:p>5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collecto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configuration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copp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diamon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60" calcext:value-type="float">
            <text:p>6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gol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45" calcext:value-type="float">
            <text:p>4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iron_down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linking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netheri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pull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push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redston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void_upgrade</text:p>
          </table:table-cell>
          <table:table-cell table:style-name="ce5" office:value-type="float" office:value="40" calcext:value-type="float">
            <text:p>40</text:p>
          </table:table-cell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tempad:tempad</text:p>
          </table:table-cell>
          <table:table-cell table:style-name="ce5" office:value-type="float" office:value="60" calcext:value-type="float">
            <text:p>60</text:p>
          </table:table-cell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60" calcext:value-type="float">
            <text:p>60</text:p>
          </table:table-cell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blas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factory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40" calcext:value-type="float">
            <text:p>40</text:p>
          </table:table-cell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fu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41" office:value-type="float" office:value="40" calcext:value-type="float">
            <text:p>40</text:p>
          </table:table-cell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gener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smok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 office:value-type="float" office:value="40" calcext:value-type="float">
            <text:p>40</text:p>
          </table:table-cell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spee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 office:value-type="float" office:value="40" calcext:value-type="float">
            <text:p>40</text:p>
          </table:table-cell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allthemodiu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100" calcext:value-type="float">
            <text:p>10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cop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0" calcext:value-type="float">
            <text:p>2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crys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diamo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emera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gold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5" calcext:value-type="float">
            <text:p>4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go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5" calcext:value-type="float">
            <text:p>4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iro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30" calcext:value-type="float">
            <text:p>3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30" calcext:value-type="float">
            <text:p>3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netheri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90" calcext:value-type="float">
            <text:p>9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obsidia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80" calcext:value-type="float">
            <text:p>8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obsidia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80" calcext:value-type="float">
            <text:p>8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silver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5" calcext:value-type="float">
            <text:p>2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5" calcext:value-type="float">
            <text:p>2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byss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 office:value-type="float" office:value="40" calcext:value-type="float">
            <text:p>40</text:p>
          </table:table-cell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methyst_crab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thame</text:p>
          </table:table-cell>
          <table:table-cell table:style-name="ce267"/>
          <table:table-cell table:style-name="ce1" office:value-type="float" office:value="30" calcext:value-type="float">
            <text:p>30</text:p>
          </table:table-cell>
          <table:table-cell table:style-name="ce272"/>
          <table:table-cell table:style-name="ce15" office:value-type="float" office:value="40" calcext:value-type="float">
            <text:p>4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blessed_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 office:value-type="float" office:value="30" calcext:value-type="float">
            <text:p>30</text:p>
          </table:table-cell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 office:value-type="float" office:value="40" calcext:value-type="float">
            <text:p>40</text:p>
          </table:table-cell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bloom_stone_pauldrons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65" calcext:value-type="float">
            <text:p>65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bulwark_of_the_flam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85" calcext:value-type="float">
            <text:p>85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coral_bardich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15" office:value-type="float" office:value="90" calcext:value-type="float">
            <text:p>9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coral_spear</text:p>
          </table:table-cell>
          <table:table-cell table:style-name="ce267"/>
          <table:table-cell table:style-name="ce1" office:value-type="float" office:value="30" calcext:value-type="float">
            <text:p>30</text:p>
          </table:table-cell>
          <table:table-cell table:style-name="ce272"/>
          <table:table-cell table:style-name="ce15" office:value-type="float" office:value="60" calcext:value-type="float">
            <text:p>6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enderite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enderit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final_frac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flame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gauntlet_of_bulwark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gauntlet_of_guard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90" calcext:value-type="float">
            <text:p>9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boot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elytra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 office:value-type="float" office:value="60" calcext:value-type="float">
            <text:p>60</text:p>
          </table:table-cell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helm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legg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nfernal_forg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3" office:value-type="float" office:value="60" calcext:value-type="float">
            <text:p>6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mech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monstrous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monstrous_hel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95" calcext:value-type="float">
            <text:p>95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the_baby_leviathan_buck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 office:value-type="float" office:value="80" calcext:value-type="float">
            <text:p>80</text:p>
          </table:table-cell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the_incinerato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10" calcext:value-type="float">
            <text:p>11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tidal_claws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90" calcext:value-type="float">
            <text:p>9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 office:value-type="float" office:value="60" calcext:value-type="float">
            <text:p>60</text:p>
          </table:table-cell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10" calcext:value-type="float">
            <text:p>11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forg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15" calcext:value-type="float">
            <text:p>115</text:p>
          </table:table-cell>
          <table:table-cell table:style-name="ce278"/>
          <table:table-cell table:style-name="ce23" office:value-type="float" office:value="90" calcext:value-type="float">
            <text:p>9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wither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7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75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item.$A$1:.$X$820"/>
        </table:named-expressions>
        <calcext:conditional-formats>
          <calcext:conditional-format calcext:target-range-address="item.A2:item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item_xp" table:style-name="ta3">
        <office:forms form:automatic-focus="false" form:apply-design-mode="false"/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1" table:default-cell-style-name="ce92"/>
        <table:table-column table:style-name="co19" table:number-columns-repeated="999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style-name="ce90" office:value-type="string" calcext:value-type="string">
            <text:p>xp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dorn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dvanced_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lloy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_hea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ind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ind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ind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c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ckstone_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print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print_packag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print_pa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o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ot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ot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r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rt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acelet_ba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acel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acel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onz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ow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hestpla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hestplate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hestpla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_smit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r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ushed_shulker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ustom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usto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ya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eepslate_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iamon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ried_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lytr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lytr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lytra_w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meral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ne_sil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ne_silk_clot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eel_and_h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od</text:p>
          </table:table-cell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flowe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etch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etch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etc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feath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puff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ear_smithing_ta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littery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low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olden_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ee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uide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elm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elme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elm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ybrid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iron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jeweler_tool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ather_sc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gging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gging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gging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ght_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ght_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m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n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n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n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genta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erial_grad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etal_alloy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etal_pres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ixed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od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_star_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charco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charcoa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fen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fence_g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leav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plank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apl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ti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trap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orang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eb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hantom_ligh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n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urpl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azur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crimson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crystalliz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d_car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d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fabric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ing_sha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ad_mak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ugh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lva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_blad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et_me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iel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ield_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iel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new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9" office:value-type="string" calcext:value-type="string">
            <text:p>silentgear:slingshot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lingsho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lingshot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lingsho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9" office:value-type="string" calcext:value-type="string">
            <text:p>silentgear:spea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ea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ea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ear_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oon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arlight_char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armeta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one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one_torc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ripped_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ripped_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urdy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9" office:value-type="string" calcext:value-type="string">
            <text:p>silentgear:sword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sword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sword_blueprint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sw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emplate_bo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</text:p>
          </table:table-cell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_pro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very_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whit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wide_pla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yellow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packing_tap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collecto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configuration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copp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diamon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gol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iron_down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linking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netheri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pull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push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redston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void_upgrade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tempad:tempad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blas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factory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fu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gener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smok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spee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allthemodiu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cop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crys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diamo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emera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gold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go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iro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netheri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obsidia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obsidia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silver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byss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methyst_crab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thame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blessed_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bloom_stone_pauldrons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bulwark_of_the_flam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coral_bardiche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coral_spear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enderite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enderit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final_frac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flame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gauntlet_of_bulwark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gauntlet_of_guard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boot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elytra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helm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legg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nfernal_forg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mech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monstrous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monstrous_hel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the_baby_leviathan_buck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the_incinerato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 office:value-type="string" calcext:value-type="string">
            <text:p>CRAF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tidal_claws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forg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 office:value-type="float" office:value="100" calcext:value-type="float">
            <text:p>100</text:p>
          </table:table-cell>
          <table:table-cell table:style-name="ce91" table:content-validation-name="val1" office:value-type="string" calcext:value-type="string">
            <text:p>ENCHAN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 office:value-type="float" office:value="100" calcext:value-type="float">
            <text:p>100</text:p>
          </table:table-cell>
          <table:table-cell table:style-name="ce91" table:content-validation-name="val1" office:value-type="string" calcext:value-type="string">
            <text:p>ENCHAN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wither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 office:value-type="float" office:value="100" calcext:value-type="float">
            <text:p>100</text:p>
          </table:table-cell>
          <table:table-cell table:style-name="ce91" table:content-validation-name="val1" office:value-type="string" calcext:value-type="string">
            <text:p>ENCHANT</text:p>
          </table:table-cell>
          <table:table-cell table:number-columns-repeated="999"/>
        </table:table-row>
        <table:table-row table:style-name="ro1" table:number-rows-repeated="47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1"/>
          <table:table-cell table:number-columns-repeated="999"/>
        </table:table-row>
        <table:table-row table:style-name="ro3" table:number-rows-repeated="1047755">
          <table:table-cell table:number-columns-repeated="24"/>
          <table:table-cell table:content-validation-name="val1"/>
          <table:table-cell table:number-columns-repeated="999"/>
        </table:table-row>
        <table:table-row table:style-name="ro3">
          <table:table-cell table:number-columns-repeated="24"/>
          <table:table-cell table:content-validation-name="val1"/>
          <table:table-cell table:number-columns-repeated="999"/>
        </table:table-row>
        <table:named-expressions>
          <table:named-range table:name="_xlnm._FilterDatabase" table:base-cell-address="$item_xp.$A$1" table:cell-range-address="$item_xp.$A$1:.$X$820"/>
        </table:named-expressions>
        <calcext:conditional-formats>
          <calcext:conditional-format calcext:target-range-address="item_xp.A2:item_xp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block_xp" table:style-name="ta2">
        <office:forms form:automatic-focus="false" form:apply-design-mode="false"/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3" table:default-cell-style-name="ce92"/>
        <table:table-column table:style-name="co19" table:number-columns-repeated="999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style-name="ce90" office:value-type="string" calcext:value-type="string">
            <text:p>xp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diamond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gol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iron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netherite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barrel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diamond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68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diamond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diamond_shulker_box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gold_barrel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gold_chest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gold_shulker_box</text:p>
          </table:table-cell>
          <table:table-cell table:style-name="ce5"/>
          <table:table-cell table:style-name="ce1"/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iron_barrel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iron_chest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30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iron_shulker_box</text:p>
          </table:table-cell>
          <table:table-cell table:style-name="ce5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82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2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3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2</text:p>
          </table:table-cell>
          <table:table-cell table:style-name="ce268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3</text:p>
          </table:table-cell>
          <table:table-cell table:style-name="ce5"/>
          <table:table-cell table:style-name="ce1"/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27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2</text:p>
          </table:table-cell>
          <table:table-cell table:style-name="ce5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85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1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netherite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netherite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netherite_shulker_box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shulker_box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storage_li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acacia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acacia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acacia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armory_cabin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birch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birch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birch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herry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herry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herry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ompacting_framed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rimson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rimson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rimson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dark_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dark_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dark_oak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ender_drawer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luid_1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luid_2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luid_4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jungl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jungl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jungl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mangrov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mangrov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mangrov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oak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pruc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pruc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pruc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warp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warp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warp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allthemodium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copp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 office:value-type="float" office:value="500" calcext:value-type="float">
            <text:p>500</text:p>
          </table:table-cell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 office:value-type="string" calcext:value-type="string">
            <text:p>BLOCK_BREAK</text:p>
          </table:table-cell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crystal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diamon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emera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go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heat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ir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milli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netherite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obsidia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silv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abyss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amethyst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fir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void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8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2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8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2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12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9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1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73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3" table:number-rows-repeated="1047537">
          <table:table-cell table:number-columns-repeated="24"/>
          <table:table-cell table:content-validation-name="val2"/>
          <table:table-cell table:number-columns-repeated="999"/>
        </table:table-row>
        <table:table-row table:style-name="ro4">
          <table:table-cell table:number-columns-repeated="24"/>
          <table:table-cell table:content-validation-name="val2"/>
          <table:table-cell table:number-columns-repeated="999"/>
        </table:table-row>
        <table:named-expressions>
          <table:named-range table:name="_xlnm._FilterDatabase" table:base-cell-address="$block_xp.$A$1" table:cell-range-address="$block_xp.$A$1:.$X$1038"/>
        </table:named-expressions>
        <calcext:conditional-formats>
          <calcext:conditional-format calcext:target-range-address="block_xp.A46:block_xp.A101 block_xp.A106:block_xp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todo" table:style-name="ta4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number-columns-repeated="1019" table:default-cell-style-name="Default"/>
        <table:table-row table:style-name="ro1">
          <table:table-cell table:style-name="ce269" table:number-columns-repeated="26"/>
          <table:table-cell table:number-columns-repeated="998"/>
        </table:table-row>
        <table:table-row table:style-name="ro1">
          <table:table-cell table:style-name="ce327" office:value-type="string" calcext:value-type="string">
            <text:p>to change:</text:p>
          </table:table-cell>
          <table:table-cell table:style-name="ce327" office:value-type="string" calcext:value-type="string">
            <text:p>xp changes</text:p>
          </table:table-cell>
          <table:table-cell table:style-name="ce327" office:value-type="string" calcext:value-type="string">
            <text:p>req changes</text:p>
          </table:table-cell>
          <table:table-cell table:style-name="ce327" office:value-type="string" calcext:value-type="string">
            <text:p>completed</text:p>
          </table:table-cell>
          <table:table-cell table:style-name="ce1" office:value-type="string" calcext:value-type="string">
            <text:p>Mods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remove gui xp values, just have reqs</text:p>
          </table:table-cell>
          <table:table-cell table:style-name="ce1" office:value-type="string" calcext:value-type="string">
            <text:p>bison ride xp</text:p>
          </table:table-cell>
          <table:table-cell table:style-name="ce1" office:value-type="string" calcext:value-type="string">
            <text:p>tridents use ranged</text:p>
          </table:table-cell>
          <table:table-cell table:style-name="ce328" office:value-type="string" calcext:value-type="string">
            <text:p>test cooking + smelting</text:p>
          </table:table-cell>
          <table:table-cell table:style-name="ce329" office:value-type="string" calcext:value-type="string">
            <text:p><text:a xlink:href="https://legacy.curseforge.com/minecraft/mc-mods/sky-villages-forge" xlink:type="simple">sky villag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d ultimine</text:p>
          </table:table-cell>
          <table:table-cell table:style-name="ce1" office:value-type="string" calcext:value-type="string">
            <text:p>adjust ore xp</text:p>
          </table:table-cell>
          <table:table-cell table:style-name="ce1" office:value-type="string" calcext:value-type="string">
            <text:p>supremium sword higher level</text:p>
          </table:table-cell>
          <table:table-cell table:style-name="ce328" office:value-type="string" calcext:value-type="string">
            <text:p>bountiful</text:p>
          </table:table-cell>
          <table:table-cell table:style-name="ce329" office:value-type="string" calcext:value-type="string">
            <text:p><text:a xlink:href="https://legacy.curseforge.com/minecraft/mc-mods/the-bumblezone-forge" xlink:type="simple">bumblezon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lower roll cooldown, tie to agility, attr increase</text:p>
          </table:table-cell>
          <table:table-cell table:style-name="ce328" office:value-type="string" calcext:value-type="string">
            <text:p>agility increase, bigger drops</text:p>
          </table:table-cell>
          <table:table-cell table:style-name="ce1" office:value-type="string" calcext:value-type="string">
            <text:p>kunai requires ranged</text:p>
          </table:table-cell>
          <table:table-cell table:style-name="ce328" office:value-type="string" calcext:value-type="string">
            <text:p>artifacts gate</text:p>
          </table:table-cell>
          <table:table-cell table:style-name="ce329" office:value-type="string" calcext:value-type="string">
            <text:p><text:a xlink:href="https://legacy.curseforge.com/minecraft/mc-mods/towns-and-towers" xlink:type="simple">town and towa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d tpa</text:p>
          </table:table-cell>
          <table:table-cell table:style-name="ce1" office:value-type="string" calcext:value-type="string">
            <text:p>charisma fix right click mob</text:p>
          </table:table-cell>
          <table:table-cell table:style-name="ce1" office:value-type="string" calcext:value-type="string">
            <text:p>certain apotheosis mobs spawn according to slayer lvl</text:p>
          </table:table-cell>
          <table:table-cell table:style-name="ce328" office:value-type="string" calcext:value-type="string">
            <text:p>agility- sprinting and sprint jump delete</text:p>
          </table:table-cell>
          <table:table-cell table:style-name="ce329" office:value-type="string" calcext:value-type="string">
            <text:p><text:a xlink:href="https://legacy.curseforge.com/minecraft/mc-mods/immersive-aircraft" xlink:type="simple">aircraft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remove bonuses?</text:p>
          </table:table-cell>
          <table:table-cell table:style-name="ce1" office:value-type="string" calcext:value-type="string">
            <text:p>fix cooking- cooking should give more xp than eating</text:p>
          </table:table-cell>
          <table:table-cell table:style-name="ce1" office:value-type="string" calcext:value-type="string">
            <text:p>aethr gloves reqs</text:p>
          </table:table-cell>
          <table:table-cell table:style-name="ce328" office:value-type="string" calcext:value-type="string">
            <text:p>curios/wear requirement should NOT allow user to wear</text:p>
          </table:table-cell>
          <table:table-cell table:style-name="ce329" office:value-type="string" calcext:value-type="string">
            <text:p><text:a xlink:href="https://www.curseforge.com/minecraft/mc-mods/untamedwilds" xlink:type="simple">https://www.curseforge.com/minecraft/mc-mods/untamedwild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change structure spawns</text:p>
          </table:table-cell>
          <table:table-cell table:style-name="ce1" office:value-type="string" calcext:value-type="string">
            <text:p>breeding- add taming xp gain</text:p>
          </table:table-cell>
          <table:table-cell table:style-name="ce1" office:value-type="string" calcext:value-type="string">
            <text:p>remove sword farm req</text:p>
          </table:table-cell>
          <table:table-cell table:style-name="ce328" office:value-type="string" calcext:value-type="string">
            <text:p>vanilla remove endurance and excavation xp drops</text:p>
          </table:table-cell>
          <table:table-cell table:style-name="ce329" office:value-type="string" calcext:value-type="string">
            <text:p><text:a xlink:href="https://legacy.curseforge.com/minecraft/mc-mods/galosphere" xlink:type="simple">galosphjer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firework handler- add jingles!</text:p>
          </table:table-cell>
          <table:table-cell table:style-name="ce1" office:value-type="string" calcext:value-type="string">
            <text:p>engineering xp gain</text:p>
          </table:table-cell>
          <table:table-cell table:style-name="ce1" office:value-type="string" calcext:value-type="string">
            <text:p>tiered apotheosis stuff</text:p>
          </table:table-cell>
          <table:table-cell table:style-name="ce328" office:value-type="string" calcext:value-type="string">
            <text:p>enable ratlantis</text:p>
          </table:table-cell>
          <table:table-cell table:style-name="ce329" office:value-type="string" calcext:value-type="string">
            <text:p><text:a xlink:href="https://legacy.curseforge.com/minecraft/mc-mods/friends-and-foes-forge" xlink:type="simple">friend and fo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change dark color skills to lighter color</text:p>
          </table:table-cell>
          <table:table-cell table:style-name="ce1" office:value-type="string" calcext:value-type="string">
            <text:p>stealth xp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rats" xlink:type="simple">rat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d skill cloaks?</text:p>
          </table:table-cell>
          <table:table-cell table:style-name="ce1" office:value-type="string" calcext:value-type="string">
            <text:p>navigation xp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epic-samurais" xlink:type="simple">epic samurai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just meteor sapwn</text:p>
          </table:table-cell>
          <table:table-cell table:style-name="ce1" office:value-type="string" calcext:value-type="string">
            <text:p>flying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caracal-mod" xlink:type="simple">caracal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mystic craft xp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mine-pop" xlink:type="simple">mine pop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nerf dirt and sand xp rates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i-wanna-skate" xlink:type="simple">i wanna skat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submerged move to lower tick rate xp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cataclysmic-combat" xlink:type="simple">cataclysmic combat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adjust plant break xp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better-third-person" xlink:type="simple">better 3rd person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ob-aquamirae" xlink:type="simple">aquamirae + obscure api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3"/>
          <table:table-cell table:style-name="ce1"/>
          <table:table-cell table:style-name="ce329" office:value-type="string" calcext:value-type="string">
            <text:p><text:a xlink:href="https://legacy.curseforge.com/minecraft/mc-mods/swampier-swamps" xlink:type="simple">swamop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better-combat-by-daedelus" xlink:type="simple">better combat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www.curseforge.com/minecraft/mc-mods/combat-roll" xlink:type="simple">combat roll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shield-overhaul" xlink:type="simple">shield overhaul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www.curseforge.com/minecraft/mc-mods/exotic-birds" xlink:type="simple">exotic bird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ultimate-car-mod" xlink:type="simple">car mod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immersive-melodies" xlink:type="simple">melody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immersive-paintings" xlink:type="simple">painting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skill-cloaks" xlink:type="simple">https://legacy.curseforge.com/minecraft/mc-mods/skill-cloaks</text:a></text:p>
          </table:table-cell>
          <table:table-cell table:style-name="ce269" table:number-columns-repeated="21"/>
          <table:table-cell table:number-columns-repeated="998"/>
        </table:table-row>
        <table:table-row table:style-name="ro2" table:number-rows-repeated="974">
          <table:table-cell table:style-name="ce269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 gating" table:style-name="ta5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20" table:default-cell-style-name="Default"/>
        <table:table-row table:style-name="ro1">
          <table:table-cell table:style-name="ce330" office:value-type="string" calcext:value-type="string">
            <text:p>mod</text:p>
          </table:table-cell>
          <table:table-cell table:style-name="ce330" office:value-type="string" calcext:value-type="string">
            <text:p>req skills</text:p>
          </table:table-cell>
          <table:table-cell table:style-name="ce330" office:value-type="string" calcext:value-type="string">
            <text:p>additional</text:p>
          </table:table-cell>
          <table:table-cell table:style-name="ce335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silent gear</text:p>
          </table:table-cell>
          <table:table-cell table:style-name="ce44" office:value-type="string" calcext:value-type="string">
            <text:p>tool skill</text:p>
          </table:table-cell>
          <table:table-cell table:style-name="ce333" office:value-type="string" calcext:value-type="string">
            <text:p>try to gate pickaxes, if not then blueprint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waystone</text:p>
          </table:table-cell>
          <table:table-cell table:style-name="ce44" office:value-type="string" calcext:value-type="string">
            <text:p>magic mysticcraft</text:p>
          </table:table-cell>
          <table:table-cell table:style-name="ce333" office:value-type="string" calcext:value-type="string">
            <text:p>more dist = more lvl?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plane mod</text:p>
          </table:table-cell>
          <table:table-cell table:style-name="ce44" office:value-type="string" calcext:value-type="string">
            <text:p>eng fly navi</text:p>
          </table:table-cell>
          <table:table-cell table:style-name="ce333" office:value-type="string" calcext:value-type="string">
            <text:p>riding req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car mod</text:p>
          </table:table-cell>
          <table:table-cell table:style-name="ce44" office:value-type="string" calcext:value-type="string">
            <text:p>eng smith navi</text:p>
          </table:table-cell>
          <table:table-cell table:style-name="ce333" office:value-type="string" calcext:value-type="string">
            <text:p>riding req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mekanism</text:p>
          </table:table-cell>
          <table:table-cell table:style-name="ce44" office:value-type="string" calcext:value-type="string">
            <text:p>engineering + min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gregtech</text:p>
          </table:table-cell>
          <table:table-cell table:style-name="ce44" office:value-type="string" calcext:value-type="string">
            <text:p>engineer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irons spells</text:p>
          </table:table-cell>
          <table:table-cell table:style-name="ce44" office:value-type="string" calcext:value-type="string">
            <text:p>magic + spell dependants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number-columns-repeated="2"/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skate</text:p>
          </table:table-cell>
          <table:table-cell table:style-name="ce44" office:value-type="string" calcext:value-type="string">
            <text:p>wood navigation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blood magic</text:p>
          </table:table-cell>
          <table:table-cell table:style-name="ce44" office:value-type="string" calcext:value-type="string">
            <text:p>magic slayer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rs nouveau</text:p>
          </table:table-cell>
          <table:table-cell table:style-name="ce44" office:value-type="string" calcext:value-type="string">
            <text:p>magic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ether</text:p>
          </table:table-cell>
          <table:table-cell table:style-name="ce44" office:value-type="string" calcext:value-type="string">
            <text:p>magic fly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d astra</text:p>
          </table:table-cell>
          <table:table-cell table:style-name="ce44" office:value-type="string" calcext:value-type="string">
            <text:p>engineering craft build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lchemstry</text:p>
          </table:table-cell>
          <table:table-cell table:style-name="ce44" office:value-type="string" calcext:value-type="string">
            <text:p>engineering craft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ngel rings</text:p>
          </table:table-cell>
          <table:table-cell table:style-name="ce44" office:value-type="string" calcext:value-type="string">
            <text:p>flying engineering mystic craft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potheosis</text:p>
          </table:table-cell>
          <table:table-cell table:style-name="ce44" office:value-type="string" calcext:value-type="string">
            <text:p>magic mysticcraft slayer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e2</text:p>
          </table:table-cell>
          <table:table-cell table:style-name="ce44" office:value-type="string" calcext:value-type="string">
            <text:p>engineering mysticcraft craft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quaculture 2</text:p>
          </table:table-cell>
          <table:table-cell table:style-name="ce44" office:value-type="string" calcext:value-type="string">
            <text:p>fish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quamirae</text:p>
          </table:table-cell>
          <table:table-cell table:style-name="ce44" office:value-type="string" calcext:value-type="string">
            <text:p>fishing mysticcraft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roots</text:p>
          </table:table-cell>
          <table:table-cell table:style-name="ce44" office:value-type="string" calcext:value-type="string">
            <text:p>magic farming woodcutting</text:p>
          </table:table-cell>
          <table:table-cell table:style-name="ce333" office:value-type="string" calcext:value-type="string">
            <text:p>early game magic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natures aura</text:p>
          </table:table-cell>
          <table:table-cell table:style-name="ce44" office:value-type="string" calcext:value-type="string">
            <text:p>magic farming woodcutting</text:p>
          </table:table-cell>
          <table:table-cell table:style-name="ce333" office:value-type="string" calcext:value-type="string">
            <text:p>early game magic (after roots)</text:p>
          </table:table-cell>
          <table:table-cell table:style-name="ce292" table:number-columns-repeated="23"/>
          <table:table-cell table:number-columns-repeated="998"/>
        </table:table-row>
        <table:table-row table:style-name="ro2" table:number-rows-repeated="978">
          <table:table-cell table:style-name="ce332"/>
          <table:table-cell table:style-name="ce296"/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 gate better" table:style-name="ta6"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number-columns-repeated="1018" table:default-cell-style-name="Default"/>
        <table:table-row table:style-name="ro1">
          <table:table-cell table:style-name="ce15" office:value-type="string" calcext:value-type="string">
            <text:p>mods todo</text:p>
          </table:table-cell>
          <table:table-cell table:style-name="ce336" office:value-type="string" calcext:value-type="string">
            <text:p>partial</text:p>
          </table:table-cell>
          <table:table-cell table:style-name="ce328" office:value-type="string" calcext:value-type="string">
            <text:p>added</text:p>
          </table:table-cell>
          <table:table-cell table:style-name="ce337" office:value-type="string" calcext:value-type="string">
            <text:p>n/a</text:p>
          </table:table-cell>
          <table:table-cell table:style-name="ce338" office:value-type="string" calcext:value-type="string">
            <text:p>disabled</text:p>
          </table:table-cell>
          <table:table-cell table:style-name="ce330" office:value-type="string" calcext:value-type="string">
            <text:p>added, but to be improved</text:p>
          </table:table-cell>
          <table:table-cell table:style-name="ce339" table:number-columns-repeated="20"/>
          <table:table-cell table:number-columns-repeated="998"/>
        </table:table-row>
        <table:table-row table:style-name="ro1">
          <table:table-cell table:style-name="ce336" office:value-type="string" calcext:value-type="string">
            <text:p>Apotheosis-1.20.1-7.0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30" office:value-type="string" calcext:value-type="string">
            <text:p>silent-gear-1.20.1-3.5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artifacts-forge-9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functionalstorage-1.20.1-1.2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sophisticatedbackpacks-1.20.1-3.18.59.90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sophisticatedstorage-1.20.1-0.8.51.60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tempad-forge-1.20.1-2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[1.20.1]\ SecurityCraft\ v1.9.7-beta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bsentbydesign-1.20.1-1.8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_astra-forge-1.20.1-1.15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-Astra-Giselle-Addon-forge-1.20.1-5.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ditional_lights-1.20.1-2.1.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ditionalEnchantedMiner-1.20.1-1201.0.1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ditionallanterns-1.1.1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vancedPeripherals-1.20.1-0.7.32b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vgenerators-1.6.0.6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2-Things-1.2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2wtlib-15.0.1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Additions-1.20.1-5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InfinityBooster-1.20.1-1.0.0+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ther-1.20.1-1.0.0-beta.1.3-neo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chemistry-1.20.1-2.3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compressed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modium-1.20.1-47.1.25-2.4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ores-1.20-46.0.2-2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tweaks-1.20.1-47.1.25-2.1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ngelRing2-1.20.1-2.2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pplied-Mekanistics-1.4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ppliedenergistics2-forge-15.0.1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quaculture-1.20.1-2.5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quamirae-6.API1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qupdcaracal-1.20-2.3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rs_creo-1.20.1-4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rs_nouveau-1.20.1-4.4.0-all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rseng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ambooEverything-forge-3.0.3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aubley-heart-canisters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iomesOPlenty-1.20.1-18.0.0.59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loodmagic-1.20.1-3.3.1-4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lue_skies-1.20.1-1.3.2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otanyPots-Forge-1.20.1-13.0.1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ountiful-6.0.3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uildinggadgets2-1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abletiers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ar-1.20.1-1.0.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cataclysmiccombat\ 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aupona-1.20.1-0.4.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c-tweaked-1.20.1-forge-1.108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fm-forge-1.20.1-7.0.0-pre3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arginggadgets-1.1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emlib-1.20.1-2.0.1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imes-v2.0.1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ipped-forge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lorfulhearts-forge-1.20-4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mbatroll-forge-1.2.2+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mforts-forge-6.3.3+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nnectedglass-1.1.8-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nstructionwand-1.20.1-2.1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okingforblockheads-forge-1.20-16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rail_woodcutter-1.20.1-3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rn_delight-1.0.3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afting-on-a-stick-1.20.1-1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_enchantment_industry-1.20.1-for-create-0.5.1.e-1.2.6.d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_jetpack-forge-4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-1.20.1-0.5.1.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-confectionery1.20.1_v1.0.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-stuff-additions1.20.1_v2.0.4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addition-1.20.1-1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oreexcavation-1.20-1.4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eperoverhaul-3.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optopia-1.20.1-FORGE-2.3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ankstora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arkUtilities-Forge-1.20.1-17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eeperdarker-forge-1.20.1-1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eepresonance-1.20-5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imStorage-1.20.1-8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omum_ornamentum-1.20-1.0.133-BETA-universal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asy_villagers-1.20.1-1.0.1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ccentrictome-1.20.1-1.1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levatorid-1.20.1-1.8.1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chests-for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IO-1.20.1-6.0.20-alph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sdelight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tanks-for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s_delight-1.20.1-1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hanced_Celestials-forge-1.20.1-5.0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tangled-1.3.16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picsamurai-0.0.26.3-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vilCraft-1.20.1-1.2.3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changers-1.20.1-3.5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oticbirds-1.20.1-1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endedAE-1.20-0.1.14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raDisks-1.20.1-3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raStorage-1.20.1-4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remeReactors2-1.20.1-2.0.7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armersDelight-1.20.1-1.2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armingforblockheads-forge-1.20.1-14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indme-3.1.0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luxNetworks-1.20.1-7.2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orbidden_arcanus-1.20.1-2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ramedBlocks-9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riendsandfoes-forge-mc1.20.1-1.9.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tb-essentials-forge-2001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tb-quests-forge-2001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tb-ultimine-forge-2001.1.2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alosphere-1.20.1-1.3.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atewaysToEternity-1.20.1-4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eneratorgalore-1.20.0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tceu-forge-1.20.1-1.0.12.f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handcrafted-forge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HostileNeuralNetworks-1.20.1-5.1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hyperbox-1.20.1-4.0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mmersive_aircraft-0.6.2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mmersive_melodies-0.1.0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mmersive_paintings-0.6.6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dustrial-foregoing-1.20.1-3.5.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Crafting-1.20.1-1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Dynamics-1.20.1-1.19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Terminals-1.20.1-1.4.1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Tunnels-1.20.1-1.8.2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ironfurnaces-1.20-3.9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ronJetpacks-1.20.1-7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rons_spellbooks-1.20.1-2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tem-filters-forge-2001.1.0-build.5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temcollectors-1.1.8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wannaskate-1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kubejs-forge-2001.6.3-build.5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L_Enders_Cataclysm-1.38\ 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laserio-1.6.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lootr-1.20-0.7.30.7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lost_aether_content-1.20.1-1.2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lostcities-1.20-7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cawsbridgesbop-1.20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cawsroofsbop-1.20-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houtsukai-1.20.1-v1.34.5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tc-1.6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bridges-2.1.1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doors-1.1.0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fences-1.0.7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lights-1.0.6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paintings-1.0.4-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paths-1.0.3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roofs-2.2.4b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trapdoors-1.1.1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fencesbop-1.20-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asurements-forge-1.20.1-2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gacells-forge-2.1.5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kanism-1.20.1-10.4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kanismGenerators-1.20.1-10.4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kanismTools-1.20.1-10.4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requester-forge-1.20.1-1.1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ine-Pop!\ 1.0-1.20.1\ (FORGE)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inecolonies-1.20.1-1.1.195-BET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ininggadgets-1.15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b_grinding_utils-1.20.1-1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donomicon-1.20.1-forge-1.39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dular-routers-12.0.2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onlight-1.20-2.8.4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rered-1.20.1-4.0.0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ultipiston-1.20-1.2.31-ALPH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ysticalAgradditions-1.20.1-7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ysticalAgriculture-1.20.1-7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NaturesAura-39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NaturesCompass-1.20.1-1.11.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obscure_api-1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occultism-1.20.1-1.88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oceansdelight-1.0.2-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ackingTape-1.20-0.14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atchouli-1.20.1-8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ipez-1.20.1-1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latforms-forge-1.20.1-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neumaticcraft-repressurized-6.0.8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otion-Blender-1.20-FORGE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otionsmaster-1.20.1-47.1.70-0.6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owah-5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roductivebees-1.20.1-12.2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ylons-1.20.1-4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ailcraft-reborn-1.20.1-1.0.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angedpumps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ats-8.0.6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chiseled-1.1.4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chiseledcreate-1.0.0a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finedstorage-1.12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finedstorageaddons-0.1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liquary-1.20.1-2.0.36.119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base-1.20-5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builder-1.20-6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control-1.20-7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power-1.20-6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storage-1.20-5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utility-1.20-6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ootsClassic-1.20.1-1.3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SInfinityBooster-1.20.1-1.0+3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srequestify-1.20.1-2.3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unelic-Forge-1.20.1-18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hetiphiancore-for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hrink-1.20-1.4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implemagnets-1.1.9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implylight-1.20.1-1.4.5-build.4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liceanddice-forge-3.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olcarrot-1.20.1-1.15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argate\ Journey-1.20.1-0.6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eam_Rails-1.5.2+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ructure_gel-1.20.1-2.14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ructureCompass-1.20.1-2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ructurize-1.20.1-1.0.648-BETA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uper\ Factory\ Manager-1.20-4.1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upplementaries-1.20-2.6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wampier_swamps-1.20-4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erraBlender-forge-1.20.1-3.0.0.16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erralith_1.20.1_v2.4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he_bumblezone-7.0.12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he_Undergarden-1.20.1-0.8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heurgy-1.20.1-1.6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inyredstone-1.20-5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ombstone-8.5.2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oolBelt-1.20-1.2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orchmaster-20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rashcans-1.0.18b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ravelersBackpack-1.20.1-9.1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wigs-1.20.1-3.1.0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wilightdelight-2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wilightforest-1.20.1-4.3.1850-universal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niversalgrid-1.20.1-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ntamedwilds-1.20.1-4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seful_railroads-forge-1.20.1-1.5.6.56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tilitiX-1.20.1-0.8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villagertools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voidtotem-forge-1.20-3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waystones-forge-1.20-14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wirelesschargers-1.0.9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WitherSkeletonTweaks-1.20.1-9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xnet-1.20-6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ZeroCore2-1.20.1-2.1.3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I-Improvements-1.20-0.5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lchemylib-1.20.1-1.0.2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lmostunified-forge-1.20.1-0.7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pothicAttributes-1.20.1-1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ppleskin-forge-mc1.20.1-2.5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rchitectury-9.1.1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thena-forge-1.20.1-3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ttributeFix-Forge-1.20.1-21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alm-forge-1.20.1-7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dlib-1.27.0.8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Advancements-1.20.1-0.3.2.16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combat-forge-1.7.4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F3-7.0.1-Forge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ThirdPerson-Forge-1.20-1.9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lockui-1.20.1-0.0.94-ALPHA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lueflame-1.20.0-1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ookshelf-Forge-1.20.1-20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otanyTrees-Forge-1.20.1-9.0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otarium-forge-1.20.1-2.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wncr-forge-1.20.1-3.17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aelus-forge-3.1.0+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harmofundying-forge-6.4.2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itadel-2.4.4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eanswing-1.20-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ickadv-1.20.1-3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oth-config-11.1.106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umps-forge-1.20.1-12.0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mmonCapabilities-1.20.1-2.9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nnectivity-1.20.1-4.6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ntrolling-forge-1.20.1-12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rgiLib-forge-1.20.1-4.0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smeticarmorreworked-1.20.1-v1a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raftingtweaks-forge-1.20-18.2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rashutilities-8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ristellib-1.1.3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tov-3.3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ucumber-1.20.1-7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upboard-1.20.1-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urios-forge-5.3.3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yclopsCore-1.20.1-1.18.1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arkModeEverywhere-1.20.1-1.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arkPaintings-Forge-1.20.1-17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efaultSettings-1.20.x-4.0.5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ing-1.20.1-Forge-1.4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oapi-1.2.7-forge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ungeon\ Crawl-1.20.1-2.3.1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urabilitytooltip-1.1.5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divadLib-1.20.1-2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lytraslot-forge-6.3.0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mbeddium-0.1.13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nchantmentDescriptions-Forge-1.20.1-17.0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ntityculling-forge-1.6.2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xtremesoundmuffler-3.39-forge-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rsight-1.20.1-3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stFurnace-1.20.1-8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stLeafDecay-3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stSuite-1.20.1-5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erritecore-6.0.0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lib-1.20.1-0.0.1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lickerfix-1.20.1-4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orgeConfigScreens-v8.0.2-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chunks-forge-2001.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library-forge-2001.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ranks-forge-2001.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teams-forge-2001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xmod-compat-forge-2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uelgoeshere-1.20.0-1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usion-1.0.6-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geckolib-forge-1.20.1-4.2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getittogetherdrops-forge-1.20-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GunpowderLib-1.20-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harvestwithease-1.20.1-7.0.0.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inventoryessentials-forge-1.20.1-8.2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InventoryProfilesNext-forge-1.20-1.10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ade-1.20.1-forge-11.6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adeAddons-1.20.1-forge-5.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CPlugin-1.17.x-1.20.x-4.0.4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earchaeology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ei-1.20.1-forge-15.2.0.2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mi-forge-1.20.1-0.14-4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ourneymap-1.20.1-5.9.1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umpboat-1.20.0-1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ustEnoughProfessions-forge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ustEnoughResources-1.20.1-1.4.0.23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Kambrik-6.1.1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konkrete_forge_1.6.1-2_MC_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kotlinforforge-4.4.0-all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etmedespawn-1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ibIPN-forge-1.20-4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ibX-1.20.1-5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ogprot-1.20.1-3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cjtylib-1.20-8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delfix-1.1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dernfix-forge-5.7.5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redragoneggs-4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rejs-forge-1.20.1-0.3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reoverlays-1.22.1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useTweaks-forge-mc1.20-2.2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yServerIsCompatible-1.20-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ysterious_mountain_lib-1.2.7-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ysticalCustomization-1.20.1-5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etherportalfix-forge-1.20-13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ChatReports-FORGE-1.20.1-v2.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flyzone-1.20.1-1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trample-1.20.1-1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villagerdm-1.20.1-5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observable-4.4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oculus-mc1.20.1-1.6.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ackMenu-1.20.1-6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igPen-Forge-1.20.1-15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lacebo-1.20.1-8.3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layer-animation-lib-forge-1.0.2-rc1+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mmo-1.20.1-1.2.6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mmo-1.20.1-1.2.6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olymorph-forge-0.49.0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rism-1.20.1-forge-1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epurposed_structures-7.1.6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esourcefulconfig-forge-1.20.1-2.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esourcefullib-forge-1.20.1-2.1.1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hino-forge-2001.2.2-build.6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ubidium_extras-1.20.1_v1.4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ubidium-extra-0.5.2+mc1.20.1-build.10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calableCatsForce-3.3.0-build-2-with-library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earchables-forge-1.20.1-1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howcaseitem-1.20.1-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ilent-lib-1.20.1-8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impleBackups-1.20.1-3.1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kyVillages-1.0.2-1.20.1-forge-releas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martBrainLib-neoforge-1.20.1-1.1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ophisticatedcore-1.20.1-0.5.89.42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park-1.10.4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tructory_1.20.1_v1.3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upermartijn642configlib-1.1.8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upermartijn642corelib-1.1.13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ime-in-a-bottle-4.0.4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itanium-1.20.1-3.8.2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oastControl-1.20.1-8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otw_modded-1.0.1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owns-and-Towers-1.11-Fabric+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rashslot-forge-1.20-15.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u_team_core-forge-1.20.1-5.1.4.26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valhelsia_core-forge-1.20.1-1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eetusExperimentus-Forge-2.3.1-build.6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Api-1.20-Forge-4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DesertTemples-1.20-Forge-3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Dungeons-1.20-Forge-4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EndIsland-1.20-Forge-2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JungleTemples-1.20-Forge-2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Mineshafts-1.20-Forge-4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NetherFortresses-1.20-Forge-2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OceanMonuments-1.20-Forge-3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Strongholds-1.20-Forge-4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alexsmobs-1.22.6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letsdo-bakery-forge-1.1.3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letsdo-beachparty-forge-1.1.2b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letsdo-meadow-forge-1.3.1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Vinery\ -\ 1.4.5\ -\ FORGE\ -\ 1.20.1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 table:number-rows-repeated="608">
          <table:table-cell table:style-name="ce269"/>
          <table:table-cell table:style-name="ce339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mod gate better'.$A$1:.$A$392"/>
        </table:named-expressions>
      </table:table>
      <table:table table:name="to lock recipes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mechanical_fusion_anvi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47" office:value-type="float" office:value="60" calcext:value-type="float">
            <text:p>60</text:p>
          </table:table-cell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monstrous_hel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end_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end_stone_slab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end_stone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sand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urpur_void_rune_trap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urpur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quartz_brick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andstone_falling_t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andstone_ignite_t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andstone_poison_dart_t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pilla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the_inciner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void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void_scatter_arrow<text:tab/><text:tab/><text:tab/><text:tab/><text:tab/><text:tab/><text:tab/><text:tab/><text:tab/><text:tab/><text:tab/><text:tab/><text:tab/><text:tab/><text:tab/><text:tab/><text:tab/><text:tab/><text:tab/><text:tab/><text:tab/><text:tab/><text:tab/>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witherite_block</text:p>
          </table:table-cell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witherite_ingot</text:p>
          </table:table-cell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number-columns-repeated="1000"/>
        </table:table-row>
        <table:table-row table:style-name="ro1" table:number-rows-repeated="1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8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0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7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1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9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9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9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9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">
          <table:table-cell table:style-name="ce1"/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1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72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to lock recipes'.$A$1:.$X$849"/>
        </table:named-expressions>
        <calcext:conditional-formats>
          <calcext:conditional-format calcext:target-range-address="'to lock recipes'.A2:'to lock recipes'.A2 'to lock recipes'.A23:'to lock recipes'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recipestages TODO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13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37" office:value-type="string" calcext:value-type="string">
            <text:p>alch</text:p>
          </table:table-cell>
          <table:table-cell table:style-name="ce74" office:value-type="string" calcext:value-type="string">
            <text:p>mine</text:p>
          </table:table-cell>
          <table:table-cell table:style-name="ce141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143" office:value-type="string" calcext:value-type="string">
            <text:p>agility</text:p>
          </table:table-cell>
          <table:table-cell table:style-name="ce14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147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133" office:value-type="string" calcext:value-type="string">
            <text:p>apotheosis charms</text:p>
          </table:table-cell>
          <table:table-cell table:style-name="ce368"/>
          <table:table-cell table:style-name="ce269"/>
          <table:table-cell table:style-name="ce272"/>
          <table:table-cell table:style-name="ce275"/>
          <table:table-cell table:style-name="ce369" office:value-type="float" office:value="70" calcext:value-type="float">
            <text:p>70</text:p>
          </table:table-cell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8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0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11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7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1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4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4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1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4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368"/>
          <table:table-cell table:style-name="ce269"/>
          <table:table-cell table:style-name="ce11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26">
          <table:table-cell table:style-name="ce1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recipestages TODO'.$A$1:.$X$993"/>
        </table:named-expressions>
        <calcext:conditional-formats>
          <calcext:conditional-format calcext:target-range-address="'recipestages TODO'.A2:'recipestages TODO'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skillids+cmds" table:style-name="ta9">
        <table:table-column table:style-name="co37" table:default-cell-style-name="Default"/>
        <table:table-column table:style-name="co19" table:number-columns-repeated="2" table:default-cell-style-name="Default"/>
        <table:table-column table:style-name="co38" table:default-cell-style-name="Default"/>
        <table:table-column table:style-name="co19" table:number-columns-repeated="1020" table:default-cell-style-name="Default"/>
        <table:table-row table:style-name="ro1">
          <table:table-cell table:style-name="ce1" office:value-type="string" calcext:value-type="string">
            <text:p>magic</text:p>
          </table:table-cell>
          <table:table-cell table:style-name="ce269" table:number-columns-repeated="2"/>
          <table:table-cell/>
          <table:table-cell table:style-name="ce269" table:number-columns-repeated="22"/>
          <table:table-cell table:number-columns-repeated="998"/>
        </table:table-row>
        <table:table-row table:style-name="ro6">
          <table:table-cell table:style-name="ce1" office:value-type="string" calcext:value-type="string">
            <text:p>slayer</text:p>
          </table:table-cell>
          <table:table-cell table:style-name="ce269" table:number-columns-repeated="2"/>
          <table:table-cell table:style-name="ce1" office:value-type="string" calcext:value-type="string">
            <text:p>sed -i 's/swimming/agility/g' *</text:p>
            <text:p>sed -i 's/endurance/defence/g' *</text:p>
            <text:p>sed -i 's/combat/attack/g' *</text:p>
            <text:p>sed -i 's/sailing/navigation/g' *</text:p>
            <text:p>sed -i 's/archery/ranged/g' *</text:p>
            <text:p>sed -i 's/gunslinging/ranged/g' *</text:p>
            <text:p>sed -i 's/excavation/mining/g' *</text:p>
          </table:table-cell>
          <table:table-cell table:style-name="ce269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fish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ightgroup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ttack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lchemy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min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engineer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efence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build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mith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woodcutt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raft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arm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ook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gility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navigation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hunter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anged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am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tealth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harisma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mysticcrafting</text:p>
          </table:table-cell>
          <table:table-cell table:style-name="ce269" table:number-columns-repeated="25"/>
          <table:table-cell table:number-columns-repeated="998"/>
        </table:table-row>
        <table:table-row table:style-name="ro2" table:number-rows-repeated="976">
          <table:table-cell table:style-name="ce269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_export" table:style-name="ta10">
        <table:table-column table:style-name="co39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19" table:number-columns-repeated="1020" table:default-cell-style-name="Default"/>
        <table:table-row table:style-name="ro7"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Type</text:p>
          </table:table-cell>
          <table:table-cell table:style-name="ce379" office:value-type="string" calcext:value-type="string">
            <text:p>ID</text:p>
          </table:table-cell>
          <table:table-cell table:style-name="ce379" office:value-type="string" calcext:value-type="string">
            <text:p>Parent</text:p>
          </table:table-cell>
          <table:table-cell table:style-name="ce379" office:value-type="string" calcext:value-type="string">
            <text:p>Traits</text:p>
          </table:table-cell>
          <table:table-cell table:style-name="ce379" office:value-type="string" calcext:value-type="string">
            <text:p>Tier</text:p>
          </table:table-cell>
          <table:table-cell table:style-name="ce379" office:value-type="string" calcext:value-type="string">
            <text:p>Durability</text:p>
          </table:table-cell>
          <table:table-cell table:style-name="ce379" office:value-type="string" calcext:value-type="string">
            <text:p>Armor Durability</text:p>
          </table:table-cell>
          <table:table-cell table:style-name="ce379" office:value-type="string" calcext:value-type="string">
            <text:p>Repair Efficiency</text:p>
          </table:table-cell>
          <table:table-cell table:style-name="ce379" office:value-type="string" calcext:value-type="string">
            <text:p>Repair Bonus</text:p>
          </table:table-cell>
          <table:table-cell table:style-name="ce379" office:value-type="string" calcext:value-type="string">
            <text:p>Enchantment Value</text:p>
          </table:table-cell>
          <table:table-cell table:style-name="ce379" office:value-type="string" calcext:value-type="string">
            <text:p>Charging Value</text:p>
          </table:table-cell>
          <table:table-cell table:style-name="ce379" office:value-type="string" calcext:value-type="string">
            <text:p>Rarity</text:p>
          </table:table-cell>
          <table:table-cell table:style-name="ce379" office:value-type="string" calcext:value-type="string">
            <text:p>Harvest Level</text:p>
          </table:table-cell>
          <table:table-cell table:style-name="ce379" office:value-type="string" calcext:value-type="string">
            <text:p>Harvest Speed</text:p>
          </table:table-cell>
          <table:table-cell table:style-name="ce379" office:value-type="string" calcext:value-type="string">
            <text:p>Reach Distance</text:p>
          </table:table-cell>
          <table:table-cell table:style-name="ce379" office:value-type="string" calcext:value-type="string">
            <text:p>Attack Damage</text:p>
          </table:table-cell>
          <table:table-cell table:style-name="ce379" office:value-type="string" calcext:value-type="string">
            <text:p>Magic Damage</text:p>
          </table:table-cell>
          <table:table-cell table:style-name="ce379" office:value-type="string" calcext:value-type="string">
            <text:p>Attack Speed</text:p>
          </table:table-cell>
          <table:table-cell table:style-name="ce379" office:value-type="string" calcext:value-type="string">
            <text:p>Attack Reach</text:p>
          </table:table-cell>
          <table:table-cell table:style-name="ce379" office:value-type="string" calcext:value-type="string">
            <text:p>Ranged Damage</text:p>
          </table:table-cell>
          <table:table-cell table:style-name="ce379" office:value-type="string" calcext:value-type="string">
            <text:p>Ranged Speed</text:p>
          </table:table-cell>
          <table:table-cell table:style-name="ce379" office:value-type="string" calcext:value-type="string">
            <text:p>Projectile Speed</text:p>
          </table:table-cell>
          <table:table-cell table:style-name="ce379" office:value-type="string" calcext:value-type="string">
            <text:p>Projectile Accuracy</text:p>
          </table:table-cell>
          <table:table-cell table:style-name="ce379" office:value-type="string" calcext:value-type="string">
            <text:p>Armor</text:p>
          </table:table-cell>
          <table:table-cell table:style-name="ce379" office:value-type="string" calcext:value-type="string">
            <text:p>Armor Toughness</text:p>
          </table:table-cell>
          <table:table-cell table:style-name="ce379" office:value-type="string" calcext:value-type="string">
            <text:p>Knockback Resistance</text:p>
          </table:table-cell>
          <table:table-cell table:style-name="ce379" office:value-type="string" calcext:value-type="string">
            <text:p>Magic Armor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methyst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amethyst</text:p>
          </table:table-cell>
          <table:table-cell table:style-name="ce380"/>
          <table:table-cell table:style-name="ce379" office:value-type="string" calcext:value-type="string">
            <text:p>Cursed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Diamond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astion 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Dimerald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Kitty Vision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Emerald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Reach 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lint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flint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Lapis Lazuli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lapis_lazuli</text:p>
          </table:table-cell>
          <table:table-cell table:style-name="ce380"/>
          <table:table-cell table:style-name="ce379" office:value-type="string" calcext:value-type="string">
            <text:p>Lucky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Prismarine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prismarine</text:p>
          </table:table-cell>
          <table:table-cell table:style-name="ce380"/>
          <table:table-cell table:style-name="ce379" office:value-type="string" calcext:value-type="string">
            <text:p>Swift Swim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Quartz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Mighty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fine_silk</text:p>
          </table:table-cell>
          <table:table-cell table:style-name="ce380"/>
          <table:table-cell table:style-name="ce379" office:value-type="string" calcext:value-type="string">
            <text:p>Lucky I, Flexible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1"/>
          <table:table-cell table:style-name="ce379" office:value-type="string" calcext:value-type="string">
            <text:p>+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Flax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flax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string" calcext:value-type="string">
            <text:p>+5%</text:p>
          </table:table-cell>
          <table:table-cell table:style-name="ce380" table:number-columns-repeated="6"/>
          <table:table-cell table:style-name="ce379" office:value-type="string" calcext:value-type="string">
            <text:p>+5%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Fluffy String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fluffy_string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string" calcext:value-type="string">
            <text:p>+5%</text:p>
          </table:table-cell>
          <table:table-cell table:style-name="ce380" table:number-columns-repeated="6"/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Sinew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sinew</text:p>
          </table:table-cell>
          <table:table-cell table:style-name="ce380"/>
          <table:table-cell table:style-name="ce379" office:value-type="string" calcext:value-type="string">
            <text:p>Flexible IV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"/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23"/>
          <table:table-cell table:number-columns-repeated="992"/>
        </table:table-row>
        <table:table-row table:style-name="ro7">
          <table:table-cell table:style-name="ce379" office:value-type="string" calcext:value-type="string">
            <text:p>String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string</text:p>
          </table:table-cell>
          <table:table-cell table:style-name="ce380"/>
          <table:table-cell table:style-name="ce379" office:value-type="string" calcext:value-type="string">
            <text:p>Flexible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"/>
          <table:table-cell table:style-name="ce379" office:value-type="string" calcext:value-type="string">
            <text:p>+5%</text:p>
          </table:table-cell>
          <table:table-cell table:style-name="ce380" table:number-columns-repeated="23"/>
          <table:table-cell table:number-columns-repeated="992"/>
        </table:table-row>
        <table:table-row table:style-name="ro7">
          <table:table-cell table:style-name="ce379" office:value-type="string" calcext:value-type="string">
            <text:p>Vine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vin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3%</text:p>
          </table:table-cell>
          <table:table-cell table:style-name="ce380" table:number-columns-repeated="23"/>
          <table:table-cell table:number-columns-repeated="992"/>
        </table:table-row>
        <table:table-row table:style-name="ro7">
          <table:table-cell table:style-name="ce379" office:value-type="string" calcext:value-type="string">
            <text:p>Blaze Gold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Brilliant, Soft II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2" table:style-name="ce379" office:value-type="string" calcext:value-type="string">
            <text:p>x0.95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80" table:number-columns-repeated="19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Gold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Brilliant, Soft III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2" table:style-name="ce379" office:value-type="string" calcext:value-type="string">
            <text:p>x0.9</text:p>
          </table:table-cell>
          <table:table-cell table:style-name="ce380" table:number-columns-repeated="4"/>
          <table:table-cell table:style-name="ce379" office:value-type="string" calcext:value-type="string">
            <text:p>+10</text:p>
          </table:table-cell>
          <table:table-cell table:style-name="ce380" table:number-columns-repeated="19"/>
          <table:table-cell table:number-columns-repeated="992"/>
        </table:table-row>
        <table:table-row table:style-name="ro7">
          <table:table-cell table:style-name="ce379" office:value-type="string" calcext:value-type="string">
            <text:p>Netherite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netherite</text:p>
          </table:table-cell>
          <table:table-cell table:style-name="ce380"/>
          <table:table-cell table:style-name="ce379" office:value-type="string" calcext:value-type="string">
            <text:p>Fireproof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3, +2</text:p>
          </table:table-cell>
          <table:table-cell table:style-name="ce379" office:value-type="string" calcext:value-type="string">
            <text:p>x1.12</text:p>
          </table:table-cell>
          <table:table-cell table:style-name="ce380" table:number-columns-repeated="2"/>
          <table:table-cell table:style-name="ce379" office:value-type="string" calcext:value-type="string">
            <text:p>+5</text:p>
          </table:table-cell>
          <table:table-cell table:style-name="ce380" table:number-columns-repeated="2"/>
          <table:table-cell table:style-name="ce379" office:value-type="string" calcext:value-type="string">
            <text:p>↑4</text:p>
          </table:table-cell>
          <table:table-cell table:style-name="ce379" office:value-type="string" calcext:value-type="string">
            <text:p>x1.13</text:p>
          </table:table-cell>
          <table:table-cell table:style-name="ce380"/>
          <table:table-cell table:number-columns-repeated="2" table:style-name="ce379" office:value-type="string" calcext:value-type="string">
            <text:p>x1.33</text:p>
          </table:table-cell>
          <table:table-cell table:style-name="ce380" table:number-columns-repeated="2"/>
          <table:table-cell table:style-name="ce379" office:value-type="string" calcext:value-type="string">
            <text:p>x1.33</text:p>
          </table:table-cell>
          <table:table-cell table:style-name="ce380" table:number-columns-repeated="4"/>
          <table:table-cell table:style-name="ce379" office:value-type="string" calcext:value-type="string">
            <text:p>+4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Prismarine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prismarine</text:p>
          </table:table-cell>
          <table:table-cell table:style-name="ce380"/>
          <table:table-cell table:style-name="ce379" office:value-type="string" calcext:value-type="string">
            <text:p>Aquatic V, Aquatic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08</text:p>
          </table:table-cell>
          <table:table-cell table:style-name="ce379" office:value-type="string" calcext:value-type="string">
            <text:p>x1.13</text:p>
          </table:table-cell>
          <table:table-cell table:style-name="ce380" table:number-columns-repeated="17"/>
          <table:table-cell table:style-name="ce379" office:value-type="string" calcext:value-type="string">
            <text:p>+1</text:p>
          </table:table-cell>
          <table:table-cell table:style-name="ce379" office:value-type="string" calcext:value-type="string">
            <text:p>+0.25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ine_silk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14"/>
          <table:table-cell table:style-name="ce379" office:value-type="string" calcext:value-type="string">
            <text:p>+7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Flax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ax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82" office:value-type="percentage" office:value="-0.1" calcext:value-type="percentage">
            <text:p>-10%</text:p>
          </table:table-cell>
          <table:table-cell table:style-name="ce379" office:value-type="string" calcext:value-type="string">
            <text:p>+2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Fluffy 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uffy_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5%</text:p>
          </table:table-cell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Sinew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inew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20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5"/>
          <table:table-cell table:style-name="ce379" office:value-type="string" calcext:value-type="string">
            <text:p>+1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ine_silk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14"/>
          <table:table-cell table:style-name="ce379" office:value-type="string" calcext:value-type="string">
            <text:p>+7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Flax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ax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82" office:value-type="percentage" office:value="-0.1" calcext:value-type="percentage">
            <text:p>-10%</text:p>
          </table:table-cell>
          <table:table-cell table:style-name="ce379" office:value-type="string" calcext:value-type="string">
            <text:p>+2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Fluffy 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uffy_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5%</text:p>
          </table:table-cell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Sinew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inew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20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5"/>
          <table:table-cell table:style-name="ce379" office:value-type="string" calcext:value-type="string">
            <text:p>+1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eather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feather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6"/>
          <table:table-cell table:style-name="ce379" office:value-type="string" calcext:value-type="string">
            <text:p>0.9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80" table:number-columns-repeated="8"/>
          <table:table-cell table:number-columns-repeated="992"/>
        </table:table-row>
        <table:table-row table:style-name="ro7">
          <table:table-cell table:style-name="ce379" office:value-type="string" calcext:value-type="string">
            <text:p>Leaf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leaves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6"/>
          <table:table-cell table:style-name="ce379" office:value-type="string" calcext:value-type="string">
            <text:p>1.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80" table:number-columns-repeated="8"/>
          <table:table-cell table:number-columns-repeated="992"/>
        </table:table-row>
        <table:table-row table:style-name="ro7">
          <table:table-cell table:style-name="ce379" office:value-type="string" calcext:value-type="string">
            <text:p>Paper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paper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16"/>
          <table:table-cell table:style-name="ce379" office:value-type="string" calcext:value-type="string">
            <text:p>1.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80" table:number-columns-repeated="8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 Cloth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fine_silk_cloth</text:p>
          </table:table-cell>
          <table:table-cell table:style-name="ce380"/>
          <table:table-cell table:style-name="ce379" office:value-type="string" calcext:value-type="string">
            <text:p>Accelerate 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"/>
          <table:table-cell table:style-name="ce379" office:value-type="string" calcext:value-type="string">
            <text:p>+10%</text:p>
          </table:table-cell>
          <table:table-cell table:style-name="ce380" table:number-columns-repeated="5"/>
          <table:table-cell table:style-name="ce379" office:value-type="string" calcext:value-type="string">
            <text:p>+15%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Leather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leather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10%</text:p>
          </table:table-cell>
          <table:table-cell table:style-name="ce380" table:number-columns-repeated="5"/>
          <table:table-cell table:style-name="ce379" office:value-type="string" calcext:value-type="string">
            <text:p>+15%</text:p>
          </table:table-cell>
          <table:table-cell table:style-name="ce380" table:number-columns-repeated="3"/>
          <table:table-cell table:style-name="ce379" office:value-type="string" calcext:value-type="string">
            <text:p>+0.15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Phantom Membrane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phantom_membrane</text:p>
          </table:table-cell>
          <table:table-cell table:style-name="ce380"/>
          <table:table-cell table:style-name="ce379" office:value-type="string" calcext:value-type="string">
            <text:p>Ancient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"/>
          <table:table-cell table:style-name="ce379" office:value-type="string" calcext:value-type="string">
            <text:p>+15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blac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brow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cya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gree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light_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light_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lim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magenta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orang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pin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purpl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Red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red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whit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yellow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 Cloth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fine_silk_cloth</text:p>
          </table:table-cell>
          <table:table-cell table:style-name="ce380"/>
          <table:table-cell table:style-name="ce379" office:value-type="string" calcext:value-type="string">
            <text:p>Flexible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1"/>
          <table:table-cell table:style-name="ce379" office:value-type="string" calcext:value-type="string">
            <text:p>+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eather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leather</text:p>
          </table:table-cell>
          <table:table-cell table:style-name="ce380"/>
          <table:table-cell table:style-name="ce379" office:value-type="string" calcext:value-type="string">
            <text:p>Flexible IV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Phantom Membrane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phantom_membrane</text:p>
          </table:table-cell>
          <table:table-cell table:style-name="ce380"/>
          <table:table-cell table:style-name="ce379" office:value-type="string" calcext:value-type="string">
            <text:p>Light II, Flexi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Slime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slime</text:p>
          </table:table-cell>
          <table:table-cell table:style-name="ce380"/>
          <table:table-cell table:style-name="ce379" office:value-type="string" calcext:value-type="string">
            <text:p>Bounce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9"/>
          <table:table-cell table:style-name="ce379" office:value-type="string" calcext:value-type="string">
            <text:p>+0.5</text:p>
          </table:table-cell>
          <table:table-cell table:style-name="ce380" table:number-columns-repeated="6"/>
          <table:table-cell table:number-columns-repeated="992"/>
        </table:table-row>
        <table:table-row table:style-name="ro7">
          <table:table-cell table:style-name="ce379" office:value-type="string" calcext:value-type="string">
            <text:p>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blac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brow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cya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gree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light_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light_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lim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magenta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orang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pin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purpl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Red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red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whit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yellow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Alumin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luminum</text:p>
          </table:table-cell>
          <table:table-cell table:style-name="ce380"/>
          <table:table-cell table:style-name="ce379" office:value-type="string" calcext:value-type="string">
            <text:p>Malleable III, Soft II, Synergistic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65" calcext:value-type="float">
            <text:p>365</text:p>
          </table:table-cell>
          <table:table-cell table:style-name="ce379" office:value-type="string" calcext:value-type="string">
            <text:p>15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5" calcext:value-type="float">
            <text:p>0.5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luminum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luminum_steel</text:p>
          </table:table-cell>
          <table:table-cell table:style-name="ce380"/>
          <table:table-cell table:style-name="ce379" office:value-type="string" calcext:value-type="string">
            <text:p>Malleable IV, Synergistic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660" calcext:value-type="float">
            <text:p>660</text:p>
          </table:table-cell>
          <table:table-cell table:style-name="ce379" office:value-type="string" calcext:value-type="string">
            <text:p>18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methyst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methyst</text:p>
          </table:table-cell>
          <table:table-cell table:style-name="ce380"/>
          <table:table-cell table:style-name="ce379" office:value-type="string" calcext:value-type="string">
            <text:p>Renew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10" calcext:value-type="float">
            <text:p>210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35" calcext:value-type="float">
            <text:p>3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Electr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zure_electrum</text:p>
          </table:table-cell>
          <table:table-cell table:style-name="ce380"/>
          <table:table-cell table:style-name="ce379" office:value-type="string" calcext:value-type="string">
            <text:p>Malleable III, Accelerate III, Light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259" calcext:value-type="float">
            <text:p>1259</text:p>
          </table:table-cell>
          <table:table-cell table:style-name="ce379" office:value-type="string" calcext:value-type="string">
            <text:p>61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37" calcext:value-type="float">
            <text:p>37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09" calcext:value-type="float">
            <text:p>109</text:p>
          </table:table-cell>
          <table:table-cell table:style-name="ce379" office:value-type="string" calcext:value-type="string">
            <text:p>↑5</text:p>
          </table:table-cell>
          <table:table-cell table:style-name="ce379" office:value-type="float" office:value="29" calcext:value-type="float">
            <text:p>29</text:p>
          </table:table-cell>
          <table:table-cell table:style-name="ce380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2x</text:p>
          </table:table-cell>
          <table:table-cell table:style-name="ce382" office:value-type="percentage" office:value="1.5" calcext:value-type="percentage">
            <text:p>150%</text:p>
          </table:table-cell>
          <table:table-cell table:style-name="ce379" office:value-type="float" office:value="19" calcext:value-type="float">
            <text:p>19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19" calcext:value-type="float">
            <text:p>19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Silv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zure_silver</text:p>
          </table:table-cell>
          <table:table-cell table:style-name="ce380"/>
          <table:table-cell table:style-name="ce379" office:value-type="string" calcext:value-type="string">
            <text:p>Malleable III, Soft II, Moonwalker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97" calcext:value-type="float">
            <text:p>197</text:p>
          </table:table-cell>
          <table:table-cell table:style-name="ce379" office:value-type="string" calcext:value-type="string">
            <text:p>17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29" calcext:value-type="float">
            <text:p>29</text:p>
          </table:table-cell>
          <table:table-cell table:style-name="ce379" office:value-type="float" office:value="1.4" calcext:value-type="float">
            <text:p>1.4</text:p>
          </table:table-cell>
          <table:table-cell table:style-name="ce379" office:value-type="float" office:value="83" calcext:value-type="float">
            <text:p>83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9" calcext:value-type="float">
            <text:p>19</text:p>
          </table:table-cell>
          <table:table-cell table:style-name="ce380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1.2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13" calcext:value-type="float">
            <text:p>13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arri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arrier</text:p>
          </table:table-cell>
          <table:table-cell table:style-name="ce380"/>
          <table:table-cell table:style-name="ce379" office:value-type="string" calcext:value-type="string">
            <text:p>Adamant V, Holy V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1337" calcext:value-type="float">
            <text:p>1337</text:p>
          </table:table-cell>
          <table:table-cell table:style-name="ce379" office:value-type="string" calcext:value-type="string">
            <text:p>84x</text:p>
          </table:table-cell>
          <table:table-cell table:style-name="ce380"/>
          <table:table-cell table:style-name="ce382" office:value-type="percentage" office:value="-1" calcext:value-type="percentage">
            <text:p>-100%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111" calcext:value-type="float">
            <text:p>11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asalt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asalt</text:p>
          </table:table-cell>
          <table:table-cell table:style-name="ce380"/>
          <table:table-cell table:style-name="ce379" office:value-type="string" calcext:value-type="string">
            <text:p>Brittle II, Chipping I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7" calcext:value-type="float">
            <text:p>137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6" calcext:value-type="float">
            <text:p>6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Bismuth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ismuth</text:p>
          </table:table-cell>
          <table:table-cell table:style-name="ce380"/>
          <table:table-cell table:style-name="ce379" office:value-type="string" calcext:value-type="string">
            <text:p>Malleable II, Lustrous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30" calcext:value-type="float">
            <text:p>330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35" calcext:value-type="float">
            <text:p>3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2.5" calcext:value-type="float">
            <text:p>2.5</text:p>
          </table:table-cell>
          <table:table-cell table:style-name="ce379" office:value-type="float" office:value="3.5" calcext:value-type="float">
            <text:p>3.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ismuth Brass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ismuth_brass</text:p>
          </table:table-cell>
          <table:table-cell table:style-name="ce380"/>
          <table:table-cell table:style-name="ce379" office:value-type="string" calcext:value-type="string">
            <text:p>Malleable II, Lustrous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80" calcext:value-type="float">
            <text:p>580</text:p>
          </table:table-cell>
          <table:table-cell table:style-name="ce379" office:value-type="string" calcext:value-type="string">
            <text:p>15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9" calcext:value-type="float">
            <text:p>9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ismuth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ismuth_steel</text:p>
          </table:table-cell>
          <table:table-cell table:style-name="ce380"/>
          <table:table-cell table:style-name="ce379" office:value-type="string" calcext:value-type="string">
            <text:p>Malleable III, Lustrous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050" calcext:value-type="float">
            <text:p>1050</text:p>
          </table:table-cell>
          <table:table-cell table:style-name="ce379" office:value-type="string" calcext:value-type="string">
            <text:p>25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60" calcext:value-type="float">
            <text:p>6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.1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lackstone</text:p>
          </table:table-cell>
          <table:table-cell table:style-name="ce380"/>
          <table:table-cell table:style-name="ce379" office:value-type="string" calcext:value-type="string">
            <text:p>Brittle I, Jagged II, Hard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51" calcext:value-type="float">
            <text:p>15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Blaze Go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Brilliant, Greedy III, Mallea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69" calcext:value-type="float">
            <text:p>69</text:p>
          </table:table-cell>
          <table:table-cell table:style-name="ce379" office:value-type="string" calcext:value-type="string">
            <text:p>9x</text:p>
          </table:table-cell>
          <table:table-cell table:style-name="ce380" table:number-columns-repeated="2"/>
          <table:table-cell table:style-name="ce379" office:value-type="float" office:value="24" calcext:value-type="float">
            <text:p>24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5" calcext:value-type="float">
            <text:p>15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2x</text:p>
          </table:table-cell>
          <table:table-cell table:style-name="ce379" office:value-type="string" calcext:value-type="string">
            <text:p>1.2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one</text:p>
          </table:table-cell>
          <table:table-cell table:style-name="ce380"/>
          <table:table-cell table:style-name="ce379" office:value-type="string" calcext:value-type="string">
            <text:p>Chipp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08" calcext:value-type="float">
            <text:p>108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8" calcext:value-type="float">
            <text:p>8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9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ass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rass</text:p>
          </table:table-cell>
          <table:table-cell table:style-name="ce380"/>
          <table:table-cell table:style-name="ce379" office:value-type="string" calcext:value-type="string">
            <text:p>Malleable II, Silky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40" calcext:value-type="float">
            <text:p>240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number-columns-repeated="2" table:style-name="ce379" office:value-type="float" office:value="1.5" calcext:value-type="float">
            <text:p>1.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onz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ronze</text:p>
          </table:table-cell>
          <table:table-cell table:style-name="ce380"/>
          <table:table-cell table:style-name="ce379" office:value-type="string" calcext:value-type="string">
            <text:p>Sharp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00" calcext:value-type="float">
            <text:p>300</text:p>
          </table:table-cell>
          <table:table-cell table:style-name="ce379" office:value-type="string" calcext:value-type="string">
            <text:p>13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2.5" calcext:value-type="float">
            <text:p>2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ompressed 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ompressed_iron</text:p>
          </table:table-cell>
          <table:table-cell table:style-name="ce380"/>
          <table:table-cell table:style-name="ce379" office:value-type="string" calcext:value-type="string">
            <text:p>Malleable II, Hard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024" calcext:value-type="float">
            <text:p>1024</text:p>
          </table:table-cell>
          <table:table-cell table:style-name="ce379" office:value-type="string" calcext:value-type="string">
            <text:p>24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9" calcext:value-type="float">
            <text:p>9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-0.2" calcext:value-type="float">
            <text:p>-0.2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opp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opper</text:p>
          </table:table-cell>
          <table:table-cell table:style-name="ce380"/>
          <table:table-cell table:style-name="ce379" office:value-type="string" calcext:value-type="string">
            <text:p>Soft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151" calcext:value-type="float">
            <text:p>151</text:p>
          </table:table-cell>
          <table:table-cell table:style-name="ce379" office:value-type="string" calcext:value-type="string">
            <text:p>12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12" calcext:value-type="float">
            <text:p>12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rimson_iron</text:p>
          </table:table-cell>
          <table:table-cell table:style-name="ce380"/>
          <table:table-cell table:style-name="ce379" office:value-type="string" calcext:value-type="string">
            <text:p>Malleable III, Hard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420" calcext:value-type="float">
            <text:p>420</text:p>
          </table:table-cell>
          <table:table-cell table:style-name="ce379" office:value-type="string" calcext:value-type="string">
            <text:p>27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31" calcext:value-type="float">
            <text:p>31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number-columns-repeated="2" table:style-name="ce379" office:value-type="float" office:value="3" calcext:value-type="float">
            <text:p>3</text:p>
          </table:table-cell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rimson_steel</text:p>
          </table:table-cell>
          <table:table-cell table:style-name="ce380"/>
          <table:table-cell table:style-name="ce379" office:value-type="string" calcext:value-type="string">
            <text:p>Malleable V, Hard III, Flame Ward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2400" calcext:value-type="float">
            <text:p>2400</text:p>
          </table:table-cell>
          <table:table-cell table:style-name="ce379" office:value-type="string" calcext:value-type="string">
            <text:p>42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19" calcext:value-type="float">
            <text:p>19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83" calcext:value-type="float">
            <text:p>83</text:p>
          </table:table-cell>
          <table:table-cell table:style-name="ce379" office:value-type="string" calcext:value-type="string">
            <text:p>↑4</text:p>
          </table:table-cell>
          <table:table-cell table:style-name="ce379" office:value-type="float" office:value="15" calcext:value-type="float">
            <text:p>15</text:p>
          </table:table-cell>
          <table:table-cell table:style-name="ce380"/>
          <table:table-cell table:number-columns-repeated="2" table:style-name="ce379" office:value-type="float" office:value="6" calcext:value-type="float">
            <text:p>6</text:p>
          </table:table-cell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3" calcext:value-type="percentage">
            <text:p>130%</text:p>
          </table:table-cell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Diamon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rittle II, Lustrous 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561" calcext:value-type="float">
            <text:p>1561</text:p>
          </table:table-cell>
          <table:table-cell table:style-name="ce379" office:value-type="string" calcext:value-type="string">
            <text:p>33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0" calcext:value-type="float">
            <text:p>7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0.9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Dimera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Brittle I, Gold Digger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776" calcext:value-type="float">
            <text:p>1776</text:p>
          </table:table-cell>
          <table:table-cell table:style-name="ce379" office:value-type="string" calcext:value-type="string">
            <text:p>36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9" calcext:value-type="float">
            <text:p>9</text:p>
          </table:table-cell>
          <table:table-cell table:style-name="ce380"/>
          <table:table-cell table:number-columns-repeated="2" table:style-name="ce379" office:value-type="float" office:value="3" calcext:value-type="float">
            <text:p>3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2" calcext:value-type="percentage">
            <text:p>120%</text:p>
          </table:table-cell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lectr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lectrum</text:p>
          </table:table-cell>
          <table:table-cell table:style-name="ce380"/>
          <table:table-cell table:style-name="ce379" office:value-type="string" calcext:value-type="string">
            <text:p>Malleable II, Soft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96" calcext:value-type="float">
            <text:p>96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4" calcext:value-type="float">
            <text:p>14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3" calcext:value-type="float">
            <text:p>0.3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4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11" calcext:value-type="float">
            <text:p>1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mera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Brittle I, Synergistic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080" calcext:value-type="float">
            <text:p>1080</text:p>
          </table:table-cell>
          <table:table-cell table:style-name="ce379" office:value-type="string" calcext:value-type="string">
            <text:p>24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.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nd 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nd_stone</text:p>
          </table:table-cell>
          <table:table-cell table:style-name="ce380"/>
          <table:table-cell table:style-name="ce379" office:value-type="string" calcext:value-type="string">
            <text:p>Jagged III, Ancient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164" calcext:value-type="float">
            <text:p>1164</text:p>
          </table:table-cell>
          <table:table-cell table:style-name="ce379" office:value-type="string" calcext:value-type="string">
            <text:p>15x</text:p>
          </table:table-cell>
          <table:table-cell table:style-name="ce380"/>
          <table:table-cell table:style-name="ce382" office:value-type="percentage" office:value="-0.2" calcext:value-type="percentage">
            <text:p>-20%</text:p>
          </table:table-cell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32" calcext:value-type="float">
            <text:p>32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nder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nderium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200" calcext:value-type="float">
            <text:p>1200</text:p>
          </table:table-cell>
          <table:table-cell table:style-name="ce379" office:value-type="string" calcext:value-type="string">
            <text:p>34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4</text:p>
          </table:table-cell>
          <table:table-cell table:style-name="ce379" office:value-type="float" office:value="18" calcext:value-type="float">
            <text:p>18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100" calcext:value-type="float">
            <text:p>100</text:p>
          </table:table-cell>
          <table:table-cell table:style-name="ce379" office:value-type="string" calcext:value-type="string">
            <text:p>6x</text:p>
          </table:table-cell>
          <table:table-cell table:style-name="ce380" table:number-columns-repeated="2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 Cloth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fine_silk_cloth</text:p>
          </table:table-cell>
          <table:table-cell table:style-name="ce380"/>
          <table:table-cell table:style-name="ce379" office:value-type="string" calcext:value-type="string">
            <text:p>Snow Walker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14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40" calcext:value-type="float">
            <text:p>40</text:p>
          </table:table-cell>
          <table:table-cell table:style-name="ce380" table:number-columns-repeated="11"/>
          <table:table-cell table:style-name="ce379" office:value-type="float" office:value="6" calcext:value-type="float">
            <text:p>6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Flint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flint</text:p>
          </table:table-cell>
          <table:table-cell table:style-name="ce380"/>
          <table:table-cell table:style-name="ce379" office:value-type="string" calcext:value-type="string">
            <text:p>Jagged I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24" calcext:value-type="float">
            <text:p>124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6" calcext:value-type="float">
            <text:p>6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3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Go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Brilliant, Malleable I, Soft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2" calcext:value-type="float">
            <text:p>32</text:p>
          </table:table-cell>
          <table:table-cell table:style-name="ce379" office:value-type="string" calcext:value-type="string">
            <text:p>7x</text:p>
          </table:table-cell>
          <table:table-cell table:style-name="ce380" table:number-columns-repeated="2"/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2" calcext:value-type="float">
            <text:p>1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3x</text:p>
          </table:table-cell>
          <table:table-cell table:style-name="ce379" office:value-type="string" calcext:value-type="string">
            <text:p>1.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11" calcext:value-type="float">
            <text:p>11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High-Carbon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high_carbon_steel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420" calcext:value-type="float">
            <text:p>420</text:p>
          </table:table-cell>
          <table:table-cell table:style-name="ce379" office:value-type="string" calcext:value-type="string">
            <text:p>24x</text:p>
          </table:table-cell>
          <table:table-cell table:style-name="ce380"/>
          <table:table-cell table:style-name="ce382" office:value-type="percentage" office:value="0.05" calcext:value-type="percentage">
            <text:p>5%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-0.2" calcext:value-type="float">
            <text:p>-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Inva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invar</text:p>
          </table:table-cell>
          <table:table-cell table:style-name="ce380"/>
          <table:table-cell table:style-name="ce379" office:value-type="string" calcext:value-type="string">
            <text:p>Malleable III, Adamant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640" calcext:value-type="float">
            <text:p>64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3.5" calcext:value-type="float">
            <text:p>3.5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iron</text:p>
          </table:table-cell>
          <table:table-cell table:style-name="ce380"/>
          <table:table-cell table:style-name="ce379" office:value-type="string" calcext:value-type="string">
            <text:p>Malleable III, Magnetic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50" calcext:value-type="float">
            <text:p>250</text:p>
          </table:table-cell>
          <table:table-cell table:style-name="ce379" office:value-type="string" calcext:value-type="string">
            <text:p>15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20" calcext:value-type="float">
            <text:p>2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apis Lazuli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apis_lazuli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00" calcext:value-type="float">
            <text:p>200</text:p>
          </table:table-cell>
          <table:table-cell table:style-name="ce379" office:value-type="string" calcext:value-type="string">
            <text:p>13x</text:p>
          </table:table-cell>
          <table:table-cell table:style-name="ce380" table:number-columns-repeated="2"/>
          <table:table-cell table:style-name="ce379" office:value-type="float" office:value="17" calcext:value-type="float">
            <text:p>17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30" calcext:value-type="float">
            <text:p>3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ea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ead</text:p>
          </table:table-cell>
          <table:table-cell table:style-name="ce380"/>
          <table:table-cell table:style-name="ce379" office:value-type="string" calcext:value-type="string">
            <text:p>Malleable II, Aquatic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60" calcext:value-type="float">
            <text:p>260</text:p>
          </table:table-cell>
          <table:table-cell table:style-name="ce379" office:value-type="string" calcext:value-type="string">
            <text:p>14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-0.4" calcext:value-type="float">
            <text:p>-0.4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3x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eath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eather</text:p>
          </table:table-cell>
          <table:table-cell table:style-name="ce380"/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11" calcext:value-type="float">
            <text:p>11</text:p>
          </table:table-cell>
          <table:table-cell table:style-name="ce380" table:number-columns-repeated="11"/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um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umium</text:p>
          </table:table-cell>
          <table:table-cell table:style-name="ce380"/>
          <table:table-cell table:style-name="ce379" office:value-type="string" calcext:value-type="string">
            <text:p>Malleable III, 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920" calcext:value-type="float">
            <text:p>92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75" calcext:value-type="float">
            <text:p>75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5" calcext:value-type="float">
            <text:p>15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Netherrack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netherrack</text:p>
          </table:table-cell>
          <table:table-cell table:style-name="ce380"/>
          <table:table-cell table:style-name="ce379" office:value-type="string" calcext:value-type="string">
            <text:p>Eroded III, 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42" calcext:value-type="float">
            <text:p>142</text:p>
          </table:table-cell>
          <table:table-cell table:style-name="ce379" office:value-type="string" calcext:value-type="string">
            <text:p>5x</text:p>
          </table:table-cell>
          <table:table-cell table:style-name="ce380"/>
          <table:table-cell table:style-name="ce382" office:value-type="percentage" office:value="-0.2" calcext:value-type="percentage">
            <text:p>-20%</text:p>
          </table:table-cell>
          <table:table-cell table:style-name="ce379" office:value-type="float" office:value="8" calcext:value-type="float">
            <text:p>8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number-columns-repeated="2" table:style-name="ce379" office:value-type="float" office:value="0.5" calcext:value-type="float">
            <text:p>0.5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0.8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8" calcext:value-type="float">
            <text:p>8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Nether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netherwood</text:p>
          </table:table-cell>
          <table:table-cell table:style-name="ce380"/>
          <table:table-cell table:style-name="ce379" office:value-type="string" calcext:value-type="string">
            <text:p>Flexible III, Jagged I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72" calcext:value-type="float">
            <text:p>72</text:p>
          </table:table-cell>
          <table:table-cell table:style-name="ce379" office:value-type="string" calcext:value-type="string">
            <text:p>12x</text:p>
          </table:table-cell>
          <table:table-cell table:style-name="ce382" office:value-type="percentage" office:value="0.5" calcext:value-type="percentage">
            <text:p>50%</text:p>
          </table:table-cell>
          <table:table-cell table:style-name="ce382" office:value-type="percentage" office:value="0.1" calcext:value-type="percentage">
            <text:p>10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8" calcext:value-type="float">
            <text:p>8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Nick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nickel</text:p>
          </table:table-cell>
          <table:table-cell table:style-name="ce380"/>
          <table:table-cell table:style-name="ce379" office:value-type="string" calcext:value-type="string">
            <text:p>Malleable III, Adamant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80" calcext:value-type="float">
            <text:p>380</text:p>
          </table:table-cell>
          <table:table-cell table:style-name="ce379" office:value-type="string" calcext:value-type="string">
            <text:p>17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2.5" calcext:value-type="float">
            <text:p>2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.1x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bsidia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obsidian</text:p>
          </table:table-cell>
          <table:table-cell table:style-name="ce380"/>
          <table:table-cell table:style-name="ce379" office:value-type="string" calcext:value-type="string">
            <text:p>Jagged III, Crushing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3072" calcext:value-type="float">
            <text:p>3072</text:p>
          </table:table-cell>
          <table:table-cell table:style-name="ce379" office:value-type="string" calcext:value-type="string">
            <text:p>37x</text:p>
          </table:table-cell>
          <table:table-cell table:style-name="ce380"/>
          <table:table-cell table:style-name="ce382" office:value-type="percentage" office:value="-0.5" calcext:value-type="percentage">
            <text:p>-50%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0" calcext:value-type="float">
            <text:p>1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-0.4" calcext:value-type="float">
            <text:p>-0.4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4x</text:p>
          </table:table-cell>
          <table:table-cell table:style-name="ce379" office:value-type="string" calcext:value-type="string">
            <text:p>0.7x</text:p>
          </table:table-cell>
          <table:table-cell table:style-name="ce382" office:value-type="percentage" office:value="0.7" calcext:value-type="percentage">
            <text:p>70%</text:p>
          </table:table-cell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sm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osm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00" calcext:value-type="float">
            <text:p>500</text:p>
          </table:table-cell>
          <table:table-cell table:style-name="ce379" office:value-type="string" calcext:value-type="string">
            <text:p>30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35" calcext:value-type="float">
            <text:p>3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7" calcext:value-type="float">
            <text:p>17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hantom Membra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phantom_membrane</text:p>
          </table:table-cell>
          <table:table-cell table:style-name="ce380"/>
          <table:table-cell table:style-name="ce379" office:value-type="string" calcext:value-type="string">
            <text:p>Renew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12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35" calcext:value-type="float">
            <text:p>35</text:p>
          </table:table-cell>
          <table:table-cell table:style-name="ce380" table:number-columns-repeated="11"/>
          <table:table-cell table:style-name="ce379" office:value-type="float" office:value="6" calcext:value-type="float">
            <text:p>6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latin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platinum</text:p>
          </table:table-cell>
          <table:table-cell table:style-name="ce380"/>
          <table:table-cell table:style-name="ce379" office:value-type="string" calcext:value-type="string">
            <text:p>Malleable III, Soft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900" calcext:value-type="float">
            <text:p>900</text:p>
          </table:table-cell>
          <table:table-cell table:style-name="ce379" office:value-type="string" calcext:value-type="string">
            <text:p>21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2" calcext:value-type="float">
            <text:p>12</text:p>
          </table:table-cell>
          <table:table-cell table:style-name="ce380"/>
          <table:table-cell table:number-columns-repeated="2"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12" calcext:value-type="float">
            <text:p>1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Quartz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Crushing III, Jagged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30" calcext:value-type="float">
            <text:p>330</text:p>
          </table:table-cell>
          <table:table-cell table:style-name="ce379" office:value-type="string" calcext:value-type="string">
            <text:p>13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14" calcext:value-type="float">
            <text:p>1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dstone Alloy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dstone_alloy</text:p>
          </table:table-cell>
          <table:table-cell table:style-name="ce380"/>
          <table:table-cell table:style-name="ce379" office:value-type="string" calcext:value-type="string">
            <text:p>Malleable III, Eroded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840" calcext:value-type="float">
            <text:p>84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1" calcext:value-type="float">
            <text:p>11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7" calcext:value-type="float">
            <text:p>17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fined Glow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fined_glowstone</text:p>
          </table:table-cell>
          <table:table-cell table:style-name="ce380"/>
          <table:table-cell table:style-name="ce379" office:value-type="string" calcext:value-type="string">
            <text:p>Malleable II, Lustrous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300" calcext:value-type="float">
            <text:p>300</text:p>
          </table:table-cell>
          <table:table-cell table:style-name="ce379" office:value-type="string" calcext:value-type="string">
            <text:p>18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4" calcext:value-type="float">
            <text:p>14</text:p>
          </table:table-cell>
          <table:table-cell table:style-name="ce380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9" calcext:value-type="float">
            <text:p>19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fined 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fined_iron</text:p>
          </table:table-cell>
          <table:table-cell table:style-name="ce380"/>
          <table:table-cell table:style-name="ce379" office:value-type="string" calcext:value-type="string">
            <text:p>Malleable IV, Stellar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12" calcext:value-type="float">
            <text:p>512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fined Obsidia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fined_obsidian</text:p>
          </table:table-cell>
          <table:table-cell table:style-name="ce380"/>
          <table:table-cell table:style-name="ce379" office:value-type="string" calcext:value-type="string">
            <text:p>Malleable III, Hard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2500" calcext:value-type="float">
            <text:p>2500</text:p>
          </table:table-cell>
          <table:table-cell table:style-name="ce379" office:value-type="string" calcext:value-type="string">
            <text:p>50x</text:p>
          </table:table-cell>
          <table:table-cell table:style-name="ce380"/>
          <table:table-cell table:style-name="ce382" office:value-type="percentage" office:value="-0.3" calcext:value-type="percentage">
            <text:p>-30%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0" calcext:value-type="float">
            <text:p>7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20" calcext:value-type="float">
            <text:p>2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3" calcext:value-type="float">
            <text:p>0.3</text:p>
          </table:table-cell>
          <table:table-cell table:style-name="ce380"/>
          <table:table-cell table:style-name="ce379" office:value-type="string" calcext:value-type="string">
            <text:p>4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30" calcext:value-type="float">
            <text:p>30</text:p>
          </table:table-cell>
          <table:table-cell table:style-name="ce379" office:value-type="float" office:value="16" calcext:value-type="float">
            <text:p>16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and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andstone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17" calcext:value-type="float">
            <text:p>117</text:p>
          </table:table-cell>
          <table:table-cell table:style-name="ce379" office:value-type="string" calcext:value-type="string">
            <text:p>6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Red Sand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andstone/red</text:p>
          </table:table-cell>
          <table:table-cell table:style-name="ce379" office:value-type="string" calcext:value-type="string">
            <text:p>silentgear:sandstone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17" calcext:value-type="float">
            <text:p>117</text:p>
          </table:table-cell>
          <table:table-cell table:style-name="ce379" office:value-type="string" calcext:value-type="string">
            <text:p>6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 Sheet Meta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heet_metal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100, x0</text:p>
          </table:table-cell>
          <table:table-cell table:style-name="ce379" office:value-type="string" calcext:value-type="string">
            <text:p>6x, x0.6</text:p>
          </table:table-cell>
          <table:table-cell table:style-name="ce380" table:number-columns-repeated="2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string" calcext:value-type="string">
            <text:p>4, x0.5</text:p>
          </table:table-cell>
          <table:table-cell table:style-name="ce379" office:value-type="string" calcext:value-type="string">
            <text:p>1, x0.5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ignal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ignalum</text:p>
          </table:table-cell>
          <table:table-cell table:style-name="ce380"/>
          <table:table-cell table:style-name="ce379" office:value-type="string" calcext:value-type="string">
            <text:p>Flexible II, Lustrous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800" calcext:value-type="float">
            <text:p>800</text:p>
          </table:table-cell>
          <table:table-cell table:style-name="ce379" office:value-type="string" calcext:value-type="string">
            <text:p>25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3" calcext:value-type="float">
            <text:p>13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ilv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ilver</text:p>
          </table:table-cell>
          <table:table-cell table:style-name="ce380"/>
          <table:table-cell table:style-name="ce379" office:value-type="string" calcext:value-type="string">
            <text:p>Malleable II, Soft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64" calcext:value-type="float">
            <text:p>64</text:p>
          </table:table-cell>
          <table:table-cell table:style-name="ce379" office:value-type="string" calcext:value-type="string">
            <text:p>9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1" calcext:value-type="float">
            <text:p>1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3x</text:p>
          </table:table-cell>
          <table:table-cell table:style-name="ce380" table:number-columns-repeated="2"/>
          <table:table-cell table:style-name="ce379" office:value-type="float" office:value="11" calcext:value-type="float">
            <text:p>11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eel</text:p>
          </table:table-cell>
          <table:table-cell table:style-name="ce380"/>
          <table:table-cell table:style-name="ce379" office:value-type="string" calcext:value-type="string">
            <text:p>Malleable V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00" calcext:value-type="float">
            <text:p>50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-0.2" calcext:value-type="float">
            <text:p>-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</text:p>
          </table:table-cell>
          <table:table-cell table:style-name="ce380"/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Andesit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/andes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Diorit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/dior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Granit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/gran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80"/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blac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brow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cya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gree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light_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light_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lim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magenta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orang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pin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purpl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d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red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whit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yellow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i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in</text:p>
          </table:table-cell>
          <table:table-cell table:style-name="ce380"/>
          <table:table-cell table:style-name="ce379" office:value-type="string" calcext:value-type="string">
            <text:p>Malleable I, Soft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92" calcext:value-type="float">
            <text:p>192</text:p>
          </table:table-cell>
          <table:table-cell table:style-name="ce379" office:value-type="string" calcext:value-type="string">
            <text:p>13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itan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itanium</text:p>
          </table:table-cell>
          <table:table-cell table:style-name="ce380"/>
          <table:table-cell table:style-name="ce379" office:value-type="string" calcext:value-type="string">
            <text:p>Malleable II, Hard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600" calcext:value-type="float">
            <text:p>1600</text:p>
          </table:table-cell>
          <table:table-cell table:style-name="ce379" office:value-type="string" calcext:value-type="string">
            <text:p>37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4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24" calcext:value-type="float">
            <text:p>24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urtl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urtle</text:p>
          </table:table-cell>
          <table:table-cell table:style-name="ce380"/>
          <table:table-cell table:style-name="ce379" office:value-type="string" calcext:value-type="string">
            <text:p>Turtle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3"/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20" calcext:value-type="float">
            <text:p>20</text:p>
          </table:table-cell>
          <table:table-cell table:style-name="ce380" table:number-columns-repeated="14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yrian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yrian_steel</text:p>
          </table:table-cell>
          <table:table-cell table:style-name="ce380"/>
          <table:table-cell table:style-name="ce379" office:value-type="string" calcext:value-type="string">
            <text:p>Sturdy III, Void Ward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3652" calcext:value-type="float">
            <text:p>3652</text:p>
          </table:table-cell>
          <table:table-cell table:style-name="ce379" office:value-type="string" calcext:value-type="string">
            <text:p>81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00" calcext:value-type="float">
            <text:p>100</text:p>
          </table:table-cell>
          <table:table-cell table:style-name="ce379" office:value-type="string" calcext:value-type="string">
            <text:p>↑5</text:p>
          </table:table-cell>
          <table:table-cell table:style-name="ce379" office:value-type="float" office:value="18" calcext:value-type="float">
            <text:p>18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4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1.1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2" calcext:value-type="float">
            <text:p>12</text:p>
          </table:table-cell>
          <table:table-cell table:style-name="ce380"/>
          <table:table-cell table:style-name="ce379" office:value-type="float" office:value="12" calcext:value-type="float">
            <text:p>1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Uran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uran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800" calcext:value-type="float">
            <text:p>80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7" calcext:value-type="float">
            <text:p>17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.1x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oode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</text:p>
          </table:table-cell>
          <table:table-cell table:style-name="ce380"/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cacia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acacia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irch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birch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crimson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Dark Oak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dark_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Jungle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jungl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ak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pruce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spruc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arped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warped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</text:p>
          </table:table-cell>
          <table:table-cell table:style-name="ce380"/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blac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brow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cya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gree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light_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light_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lim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magenta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orang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pin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purpl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d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red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whit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yellow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Zinc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zinc</text:p>
          </table:table-cell>
          <table:table-cell table:style-name="ce380"/>
          <table:table-cell table:style-name="ce379" office:value-type="string" calcext:value-type="string">
            <text:p>Malleable I, Soft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92" calcext:value-type="float">
            <text:p>192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0" calcext:value-type="float">
            <text:p>10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3" calcext:value-type="float">
            <text:p>3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methyst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amethyst</text:p>
          </table:table-cell>
          <table:table-cell table:style-name="ce380"/>
          <table:table-cell table:style-name="ce379" office:value-type="string" calcext:value-type="string">
            <text:p>Silky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0.75</text:p>
          </table:table-cell>
          <table:table-cell table:style-name="ce380" table:number-columns-repeated="25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Electrum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azure_electrum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401</text:p>
          </table:table-cell>
          <table:table-cell table:style-name="ce379" office:value-type="string" calcext:value-type="string">
            <text:p>+11</text:p>
          </table:table-cell>
          <table:table-cell table:style-name="ce380" table:number-columns-repeated="6"/>
          <table:table-cell table:style-name="ce379" office:value-type="string" calcext:value-type="string">
            <text:p>+5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Silver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azure_silver</text:p>
          </table:table-cell>
          <table:table-cell table:style-name="ce380"/>
          <table:table-cell table:style-name="ce379" office:value-type="string" calcext:value-type="string">
            <text:p>Malleable II, Soft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83</text:p>
          </table:table-cell>
          <table:table-cell table:style-name="ce379" office:value-type="string" calcext:value-type="string">
            <text:p>+3</text:p>
          </table:table-cell>
          <table:table-cell table:style-name="ce380" table:number-columns-repeated="4"/>
          <table:table-cell table:style-name="ce379" office:value-type="string" calcext:value-type="string">
            <text:p>+31</text:p>
          </table:table-cell>
          <table:table-cell table:style-name="ce380"/>
          <table:table-cell table:style-name="ce379" office:value-type="string" calcext:value-type="string">
            <text:p>+3</text:p>
          </table:table-cell>
          <table:table-cell table:style-name="ce380" table:number-columns-repeated="2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laze Go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Soft II, Fiery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32</text:p>
          </table:table-cell>
          <table:table-cell table:style-name="ce379" office:value-type="string" calcext:value-type="string">
            <text:p>+3</text:p>
          </table:table-cell>
          <table:table-cell table:style-name="ce380" table:number-columns-repeated="4"/>
          <table:table-cell table:style-name="ce379" office:value-type="string" calcext:value-type="string">
            <text:p>+14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4</text:p>
          </table:table-cell>
          <table:table-cell table:style-name="ce380"/>
          <table:table-cell table:number-columns-repeated="2" table:style-name="ce379" office:value-type="string" calcext:value-type="string">
            <text:p>+1</text:p>
          </table:table-cell>
          <table:table-cell table:style-name="ce380" table:number-columns-repeated="1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Iron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crimson_iron</text:p>
          </table:table-cell>
          <table:table-cell table:style-name="ce380"/>
          <table:table-cell table:style-name="ce379" office:value-type="string" calcext:value-type="string">
            <text:p>Fiery 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224</text:p>
          </table:table-cell>
          <table:table-cell table:style-name="ce379" office:value-type="string" calcext:value-type="string">
            <text:p>+8</text:p>
          </table:table-cell>
          <table:table-cell table:style-name="ce380" table:number-columns-repeated="4"/>
          <table:table-cell table:style-name="ce379" office:value-type="string" calcext:value-type="string">
            <text:p>+1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80" table:number-columns-repeated="15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Steel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crimson_steel</text:p>
          </table:table-cell>
          <table:table-cell table:style-name="ce380"/>
          <table:table-cell table:style-name="ce379" office:value-type="string" calcext:value-type="string">
            <text:p>Magmatic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448</text:p>
          </table:table-cell>
          <table:table-cell table:style-name="ce379" office:value-type="string" calcext:value-type="string">
            <text:p>+16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4</text:p>
          </table:table-cell>
          <table:table-cell table:style-name="ce380" table:number-columns-repeated="18"/>
          <table:table-cell table:number-columns-repeated="992"/>
        </table:table-row>
        <table:table-row table:style-name="ro7">
          <table:table-cell table:style-name="ce379" office:value-type="string" calcext:value-type="string">
            <text:p>Diamon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rittle II, Lustrous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256</text:p>
          </table:table-cell>
          <table:table-cell table:style-name="ce379" office:value-type="string" calcext:value-type="string">
            <text:p>+9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2"/>
          <table:table-cell table:style-name="ce379" office:value-type="string" calcext:value-type="string">
            <text:p>+0.5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Dimera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Imperial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360</text:p>
          </table:table-cell>
          <table:table-cell table:style-name="ce380" table:number-columns-repeated="5"/>
          <table:table-cell table:style-name="ce379" office:value-type="string" calcext:value-type="string">
            <text:p>+25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2"/>
          <table:table-cell table:style-name="ce379" office:value-type="string" calcext:value-type="string">
            <text:p>+0.5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Emera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Brittle I, Synergistic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512</text:p>
          </table:table-cell>
          <table:table-cell table:style-name="ce379" office:value-type="string" calcext:value-type="string">
            <text:p>+12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1</text:p>
          </table:table-cell>
          <table:table-cell table:style-name="ce379" office:value-type="string" calcext:value-type="string">
            <text:p>+2</text:p>
          </table:table-cell>
          <table:table-cell table:style-name="ce380" table:number-columns-repeated="2"/>
          <table:table-cell table:style-name="ce379" office:value-type="string" calcext:value-type="string">
            <text:p>+1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Glowston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glowstone</text:p>
          </table:table-cell>
          <table:table-cell table:style-name="ce380"/>
          <table:table-cell table:style-name="ce379" office:value-type="string" calcext:value-type="string">
            <text:p>Refractive, Lustrous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string" calcext:value-type="string">
            <text:p>+15</text:p>
          </table:table-cell>
          <table:table-cell table:style-name="ce380"/>
          <table:table-cell table:style-name="ce379" office:value-type="string" calcext:value-type="string">
            <text:p>x1.4</text:p>
          </table:table-cell>
          <table:table-cell table:style-name="ce380"/>
          <table:table-cell table:number-columns-repeated="2" table:style-name="ce379" office:value-type="string" calcext:value-type="string">
            <text:p>+2</text:p>
          </table:table-cell>
          <table:table-cell table:style-name="ce380" table:number-columns-repeated="3"/>
          <table:table-cell table:style-name="ce379" office:value-type="string" calcext:value-type="string">
            <text:p>x1.3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Go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Malleable I, Soft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+16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4"/>
          <table:table-cell table:style-name="ce379" office:value-type="string" calcext:value-type="string">
            <text:p>+30</text:p>
          </table:table-cell>
          <table:table-cell table:style-name="ce380"/>
          <table:table-cell table:style-name="ce379" office:value-type="string" calcext:value-type="string">
            <text:p>+6</text:p>
          </table:table-cell>
          <table:table-cell table:style-name="ce380" table:number-columns-repeated="2"/>
          <table:table-cell table:style-name="ce379" office:value-type="string" calcext:value-type="string">
            <text:p>+2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Iron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iron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+128</text:p>
          </table:table-cell>
          <table:table-cell table:style-name="ce379" office:value-type="string" calcext:value-type="string">
            <text:p>+4</text:p>
          </table:table-cell>
          <table:table-cell table:style-name="ce380" table:number-columns-repeated="4"/>
          <table:table-cell table:style-name="ce379" office:value-type="string" calcext:value-type="string">
            <text:p>+8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1</text:p>
          </table:table-cell>
          <table:table-cell table:style-name="ce380"/>
          <table:table-cell table:style-name="ce379" office:value-type="string" calcext:value-type="string">
            <text:p>+1</text:p>
          </table:table-cell>
          <table:table-cell table:style-name="ce380" table:number-columns-repeated="4"/>
          <table:table-cell table:style-name="ce379" office:value-type="string" calcext:value-type="string">
            <text:p>+0.2</text:p>
          </table:table-cell>
          <table:table-cell table:style-name="ce380" table:number-columns-repeated="10"/>
          <table:table-cell table:number-columns-repeated="992"/>
        </table:table-row>
        <table:table-row table:style-name="ro2">
          <table:table-cell table:style-name="ce379" office:value-type="string" calcext:value-type="string">
            <text:p>Lapis Lazuli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lapis_lazuli</text:p>
          </table:table-cell>
          <table:table-cell table:style-name="ce380"/>
          <table:table-cell table:style-name="ce379" office:value-type="string" calcext:value-type="string">
            <text:p>Holy I, Lucky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x0.9</text:p>
          </table:table-cell>
          <table:table-cell table:style-name="ce380" table:number-columns-repeated="2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0.3</text:p>
          </table:table-cell>
          <table:table-cell table:style-name="ce380" table:number-columns-repeated="13"/>
          <table:table-cell table:number-columns-repeated="992"/>
        </table:table-row>
        <table:table-row table:style-name="ro2">
          <table:table-cell table:style-name="ce379" office:value-type="string" calcext:value-type="string">
            <text:p>Quartz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Chipping I, Jagged III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2" table:style-name="ce379" office:value-type="string" calcext:value-type="string">
            <text:p>+64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4</text:p>
          </table:table-cell>
          <table:table-cell table:style-name="ce380" table:number-columns-repeated="3"/>
          <table:table-cell table:style-name="ce379" office:value-type="string" calcext:value-type="string">
            <text:p>+1.5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Redston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redstone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string" calcext:value-type="string">
            <text:p>+10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0.5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Glowston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refined_glowstone</text:p>
          </table:table-cell>
          <table:table-cell table:style-name="ce380"/>
          <table:table-cell table:style-name="ce379" office:value-type="string" calcext:value-type="string">
            <text:p>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+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Obsidian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refined_obsidian</text:p>
          </table:table-cell>
          <table:table-cell table:style-name="ce380"/>
          <table:table-cell table:style-name="ce379" office:value-type="string" calcext:value-type="string">
            <text:p>Vulcan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600</text:p>
          </table:table-cell>
          <table:table-cell table:style-name="ce380" table:number-columns-repeated="25"/>
          <table:table-cell table:number-columns-repeated="992"/>
        </table:table-row>
        <table:table-row table:style-name="ro2">
          <table:table-cell table:style-name="ce379" office:value-type="string" calcext:value-type="string">
            <text:p>Tyrian Steel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tyrian_steel</text:p>
          </table:table-cell>
          <table:table-cell table:style-name="ce380"/>
          <table:table-cell table:style-name="ce379" office:value-type="string" calcext:value-type="string">
            <text:p>Imperial III, Gold Digger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251</text:p>
          </table:table-cell>
          <table:table-cell table:style-name="ce380" table:number-columns-repeated="5"/>
          <table:table-cell table:style-name="ce379" office:value-type="string" calcext:value-type="string">
            <text:p>+30</text:p>
          </table:table-cell>
          <table:table-cell table:style-name="ce379" office:value-type="string" calcext:value-type="string">
            <text:p>↑5</text:p>
          </table:table-cell>
          <table:table-cell table:style-name="ce380" table:number-columns-repeated="18"/>
          <table:table-cell table:number-columns-repeated="992"/>
        </table:table-row>
        <table:table-row table:style-name="ro2">
          <table:table-cell table:style-name="ce379" office:value-type="string" calcext:value-type="string">
            <text:p>Alumin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luminum</text:p>
          </table:table-cell>
          <table:table-cell table:style-name="ce380"/>
          <table:table-cell table:style-name="ce379" office:value-type="string" calcext:value-type="string">
            <text:p>Malleable III, Synergistic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float" office:value="30" calcext:value-type="float">
            <text:p>30</text:p>
          </table:table-cell>
          <table:table-cell table:style-name="ce380" table:number-columns-repeated="7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Aluminum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luminum_steel</text:p>
          </table:table-cell>
          <table:table-cell table:style-name="ce380"/>
          <table:table-cell table:style-name="ce379" office:value-type="string" calcext:value-type="string">
            <text:p>Malleable III, Synergistic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3</text:p>
          </table:table-cell>
          <table:table-cell table:style-name="ce380" table:number-columns-repeated="5"/>
          <table:table-cell table:style-name="ce379" office:value-type="float" office:value="45" calcext:value-type="float">
            <text:p>45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Azure Electr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zure_electrum</text:p>
          </table:table-cell>
          <table:table-cell table:style-name="ce380"/>
          <table:table-cell table:style-name="ce379" office:value-type="string" calcext:value-type="string">
            <text:p>Flexible II, Accelerate V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8"/>
          <table:table-cell table:style-name="ce379" office:value-type="string" calcext:value-type="string">
            <text:p>+3</text:p>
          </table:table-cell>
          <table:table-cell table:style-name="ce380" table:number-columns-repeated="7"/>
          <table:table-cell table:style-name="ce379" office:value-type="string" calcext:value-type="string">
            <text:p>x2.5</text:p>
          </table:table-cell>
          <table:table-cell table:style-name="ce380" table:number-columns-repeated="9"/>
          <table:table-cell table:number-columns-repeated="992"/>
        </table:table-row>
        <table:table-row table:style-name="ro2">
          <table:table-cell table:style-name="ce379" office:value-type="string" calcext:value-type="string">
            <text:p>Azure Silve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zure_silver</text:p>
          </table:table-cell>
          <table:table-cell table:style-name="ce380"/>
          <table:table-cell table:style-name="ce379" office:value-type="string" calcext:value-type="string">
            <text:p>Bending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0.8</text:p>
          </table:table-cell>
          <table:table-cell table:style-name="ce380" table:number-columns-repeated="7"/>
          <table:table-cell table:style-name="ce379" office:value-type="string" calcext:value-type="string">
            <text:p>+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amboo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amboo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Basalt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asalt</text:p>
          </table:table-cell>
          <table:table-cell table:style-name="ce380"/>
          <table:table-cell table:style-name="ce379" office:value-type="string" calcext:value-type="string">
            <text:p>Brittle III, Chipp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/>
          <table:table-cell table:style-name="ce379" office:value-type="string" calcext:value-type="string">
            <text:p>x0.9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ismuth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ismuth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5"/>
          <table:table-cell table:style-name="ce379" office:value-type="float" office:value="35" calcext:value-type="float">
            <text:p>35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ismuth Brass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ismuth_brass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0.9</text:p>
          </table:table-cell>
          <table:table-cell table:style-name="ce380" table:number-columns-repeated="5"/>
          <table:table-cell table:style-name="ce379" office:value-type="float" office:value="50" calcext:value-type="float">
            <text:p>50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ismuth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ismuth_steel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60" calcext:value-type="float">
            <text:p>60</text:p>
          </table:table-cell>
          <table:table-cell table:style-name="ce380"/>
          <table:table-cell table:style-name="ce379" office:value-type="string" calcext:value-type="string">
            <text:p>x1.1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lack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lackstone</text:p>
          </table:table-cell>
          <table:table-cell table:style-name="ce380"/>
          <table:table-cell table:style-name="ce379" office:value-type="string" calcext:value-type="string">
            <text:p>Brittle I, Jagged II, Hard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0.9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laze Go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7"/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laze R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laze_rod</text:p>
          </table:table-cell>
          <table:table-cell table:style-name="ce380"/>
          <table:table-cell table:style-name="ce379" office:value-type="string" calcext:value-type="string">
            <text:p>Malleable IV, Flexible II, Reach 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7"/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x1.1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B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one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2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rass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rass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05</text:p>
          </table:table-cell>
          <table:table-cell table:style-name="ce380" table:number-columns-repeated="5"/>
          <table:table-cell table:style-name="ce379" office:value-type="float" office:value="25" calcext:value-type="float">
            <text:p>25</text:p>
          </table:table-cell>
          <table:table-cell table:style-name="ce380"/>
          <table:table-cell table:style-name="ce379" office:value-type="string" calcext:value-type="string">
            <text:p>x1.0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ronz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ronze</text:p>
          </table:table-cell>
          <table:table-cell table:style-name="ce380"/>
          <table:table-cell table:style-name="ce379" office:value-type="string" calcext:value-type="string">
            <text:p>Flexible 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10"/>
          <table:table-cell table:style-name="ce379" office:value-type="string" calcext:value-type="string">
            <text:p>x1.05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Compressed 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ompressed_iron</text:p>
          </table:table-cell>
          <table:table-cell table:style-name="ce380"/>
          <table:table-cell table:style-name="ce379" office:value-type="string" calcext:value-type="string">
            <text:p>Malleable II, Magnetic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Coppe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opper</text:p>
          </table:table-cell>
          <table:table-cell table:style-name="ce380"/>
          <table:table-cell table:style-name="ce379" office:value-type="string" calcext:value-type="string">
            <text:p>Bending III, Soft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Crimson 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rimson_iron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Crimson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rimson_steel</text:p>
          </table:table-cell>
          <table:table-cell table:style-name="ce380"/>
          <table:table-cell table:style-name="ce379" office:value-type="string" calcext:value-type="string">
            <text:p>Flexible IV, Sturdy I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string" calcext:value-type="string">
            <text:p>+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Diamon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rittle V, Lustrous IV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Dimera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Brittle I, Ancient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1.1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Electr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lectrum</text:p>
          </table:table-cell>
          <table:table-cell table:style-name="ce380"/>
          <table:table-cell table:style-name="ce379" office:value-type="string" calcext:value-type="string">
            <text:p>Lustrous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float" office:value="40" calcext:value-type="float">
            <text:p>40</text:p>
          </table:table-cell>
          <table:table-cell table:style-name="ce380" table:number-columns-repeated="5"/>
          <table:table-cell table:style-name="ce379" office:value-type="string" calcext:value-type="string">
            <text:p>+0.1</text:p>
          </table:table-cell>
          <table:table-cell table:style-name="ce380" table:number-columns-repeated="2"/>
          <table:table-cell table:style-name="ce379" office:value-type="string" calcext:value-type="string">
            <text:p>x1.1</text:p>
          </table:table-cell>
          <table:table-cell table:style-name="ce380" table:number-columns-repeated="10"/>
          <table:table-cell table:number-columns-repeated="992"/>
        </table:table-row>
        <table:table-row table:style-name="ro2">
          <table:table-cell table:style-name="ce379" office:value-type="string" calcext:value-type="string">
            <text:p>Emera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Brittle IV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1.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End R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nd_rod</text:p>
          </table:table-cell>
          <table:table-cell table:style-name="ce380"/>
          <table:table-cell table:style-name="ce379" office:value-type="string" calcext:value-type="string">
            <text:p>Flexible IV, Sturdy II, 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7"/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x1.2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End 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nd_stone</text:p>
          </table:table-cell>
          <table:table-cell table:style-name="ce380"/>
          <table:table-cell table:style-name="ce379" office:value-type="string" calcext:value-type="string">
            <text:p>Malleable I, Ancient IV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+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Ender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nder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float" office:value="60" calcext:value-type="float">
            <text:p>60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Flint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flint</text:p>
          </table:table-cell>
          <table:table-cell table:style-name="ce380"/>
          <table:table-cell table:style-name="ce379" office:value-type="string" calcext:value-type="string">
            <text:p>Brittle III, Jagged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Go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Bending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+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Inva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invar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3</text:p>
          </table:table-cell>
          <table:table-cell table:style-name="ce380" table:number-columns-repeated="5"/>
          <table:table-cell table:style-name="ce379" office:value-type="float" office:value="50" calcext:value-type="float">
            <text:p>50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iron</text:p>
          </table:table-cell>
          <table:table-cell table:style-name="ce380"/>
          <table:table-cell table:style-name="ce379" office:value-type="string" calcext:value-type="string">
            <text:p>Flexible II, Magnetic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Lea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lead</text:p>
          </table:table-cell>
          <table:table-cell table:style-name="ce380"/>
          <table:table-cell table:style-name="ce379" office:value-type="string" calcext:value-type="string">
            <text:p>Soft IV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/>
          <table:table-cell table:style-name="ce379" office:value-type="string" calcext:value-type="string">
            <text:p>x0.9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Lum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lumium</text:p>
          </table:table-cell>
          <table:table-cell table:style-name="ce380"/>
          <table:table-cell table:style-name="ce379" office:value-type="string" calcext:value-type="string">
            <text:p>Malleable III, 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6"/>
          <table:table-cell table:style-name="ce379" office:value-type="float" office:value="75" calcext:value-type="float">
            <text:p>75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Netherrack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netherrack</text:p>
          </table:table-cell>
          <table:table-cell table:style-name="ce380"/>
          <table:table-cell table:style-name="ce379" office:value-type="string" calcext:value-type="string">
            <text:p>Eroded II, Bend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Nether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netherwood</text:p>
          </table:table-cell>
          <table:table-cell table:style-name="ce380"/>
          <table:table-cell table:style-name="ce379" office:value-type="string" calcext:value-type="string">
            <text:p>Flexible 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8"/>
          <table:table-cell table:style-name="ce379" office:value-type="string" calcext:value-type="string">
            <text:p>+1</text:p>
          </table:table-cell>
          <table:table-cell table:style-name="ce380"/>
          <table:table-cell table:style-name="ce379" office:value-type="string" calcext:value-type="string">
            <text:p>+0.5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Nick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nickel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Obsidia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obsidian</text:p>
          </table:table-cell>
          <table:table-cell table:style-name="ce380"/>
          <table:table-cell table:style-name="ce379" office:value-type="string" calcext:value-type="string">
            <text:p>Brittle II, Chipping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0.9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Osm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osm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3"/>
          <table:table-cell table:style-name="ce379" office:value-type="float" office:value="35" calcext:value-type="float">
            <text:p>35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Platin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platinum</text:p>
          </table:table-cell>
          <table:table-cell table:style-name="ce380"/>
          <table:table-cell table:style-name="ce379" office:value-type="string" calcext:value-type="string">
            <text:p>Malleable II, Soft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0.9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3"/>
          <table:table-cell table:style-name="ce379" office:value-type="float" office:value="70" calcext:value-type="float">
            <text:p>7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Quartz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Britt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Redstone Alloy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dstone_alloy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float" office:value="45" calcext:value-type="float">
            <text:p>45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Glow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fined_glowstone</text:p>
          </table:table-cell>
          <table:table-cell table:style-name="ce380"/>
          <table:table-cell table:style-name="ce379" office:value-type="string" calcext:value-type="string">
            <text:p>Malleable IV, Lustrous 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0.9</text:p>
          </table:table-cell>
          <table:table-cell table:style-name="ce380" table:number-columns-repeated="5"/>
          <table:table-cell table:style-name="ce379" office:value-type="float" office:value="45" calcext:value-type="float">
            <text:p>45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fined_iron</text:p>
          </table:table-cell>
          <table:table-cell table:style-name="ce380"/>
          <table:table-cell table:style-name="ce379" office:value-type="string" calcext:value-type="string">
            <text:p>Malleable IV, Magnetic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5</text:p>
          </table:table-cell>
          <table:table-cell table:style-name="ce380" table:number-columns-repeated="5"/>
          <table:table-cell table:style-name="ce379" office:value-type="float" office:value="25" calcext:value-type="float">
            <text:p>25</text:p>
          </table:table-cell>
          <table:table-cell table:style-name="ce380" table:number-columns-repeated="7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Obsidia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fined_obsidian</text:p>
          </table:table-cell>
          <table:table-cell table:style-name="ce380"/>
          <table:table-cell table:style-name="ce379" office:value-type="string" calcext:value-type="string">
            <text:p>Malleable IV, Hard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70" calcext:value-type="float">
            <text:p>7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Sand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andstone</text:p>
          </table:table-cell>
          <table:table-cell table:style-name="ce380"/>
          <table:table-cell table:style-name="ce379" office:value-type="string" calcext:value-type="string">
            <text:p>Brittle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Red Sand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andstone/red</text:p>
          </table:table-cell>
          <table:table-cell table:style-name="ce379" office:value-type="string" calcext:value-type="string">
            <text:p>silentgear:sandstone</text:p>
          </table:table-cell>
          <table:table-cell table:style-name="ce379" office:value-type="string" calcext:value-type="string">
            <text:p>Brittle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Signal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ignalum</text:p>
          </table:table-cell>
          <table:table-cell table:style-name="ce380"/>
          <table:table-cell table:style-name="ce379" office:value-type="string" calcext:value-type="string">
            <text:p>Flexible IV, Lustrous II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string" calcext:value-type="string">
            <text:p>x0.9</text:p>
          </table:table-cell>
          <table:table-cell table:style-name="ce380" table:number-columns-repeated="3"/>
          <table:table-cell table:style-name="ce379" office:value-type="float" office:value="50" calcext:value-type="float">
            <text:p>50</text:p>
          </table:table-cell>
          <table:table-cell table:style-name="ce380"/>
          <table:table-cell table:style-name="ce379" office:value-type="string" calcext:value-type="string">
            <text:p>x1.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Silve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ilver</text:p>
          </table:table-cell>
          <table:table-cell table:style-name="ce380"/>
          <table:table-cell table:style-name="ce379" office:value-type="string" calcext:value-type="string">
            <text:p>Malleable I, Soft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float" office:value="40" calcext:value-type="float">
            <text:p>40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2"/>
          <table:table-cell table:style-name="ce379" office:value-type="string" calcext:value-type="string">
            <text:p>x1.1</text:p>
          </table:table-cell>
          <table:table-cell table:style-name="ce380" table:number-columns-repeated="14"/>
          <table:table-cell table:number-columns-repeated="992"/>
        </table:table-row>
        <table:table-row table:style-name="ro2">
          <table:table-cell table:style-name="ce379" office:value-type="string" calcext:value-type="string">
            <text:p>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eel</text:p>
          </table:table-cell>
          <table:table-cell table:style-name="ce380"/>
          <table:table-cell table:style-name="ce379" office:value-type="string" calcext:value-type="string">
            <text:p>Malleable V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</text:p>
          </table:table-cell>
          <table:table-cell table:style-name="ce380"/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Andesit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/andes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Diorit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/dior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Granit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/gran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</text:p>
          </table:table-cell>
          <table:table-cell table:style-name="ce380"/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lack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blac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lu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rown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brow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Cyan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cya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Gray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Green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gree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Light Blu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light_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Light Gray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light_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Lim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lim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Magenta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magenta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Orang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orang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Pink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pin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Purpl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purpl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Red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red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Whit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whit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Yellow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yellow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Ti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in</text:p>
          </table:table-cell>
          <table:table-cell table:style-name="ce380"/>
          <table:table-cell table:style-name="ce379" office:value-type="string" calcext:value-type="string">
            <text:p>Malleable II, Soft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6"/>
          <table:table-cell table:style-name="ce379" office:value-type="float" office:value="15" calcext:value-type="float">
            <text:p>15</text:p>
          </table:table-cell>
          <table:table-cell table:style-name="ce380" table:number-columns-repeated="5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2">
          <table:table-cell table:style-name="ce379" office:value-type="string" calcext:value-type="string">
            <text:p>Titan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itanium</text:p>
          </table:table-cell>
          <table:table-cell table:style-name="ce380"/>
          <table:table-cell table:style-name="ce379" office:value-type="string" calcext:value-type="string">
            <text:p>Flexible II, Hard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5"/>
          <table:table-cell table:style-name="ce379" office:value-type="float" office:value="80" calcext:value-type="float">
            <text:p>80</text:p>
          </table:table-cell>
          <table:table-cell table:style-name="ce380" table:number-columns-repeated="3"/>
          <table:table-cell table:style-name="ce379" office:value-type="string" calcext:value-type="string">
            <text:p>x1.2, +2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Tyrian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yrian_steel</text:p>
          </table:table-cell>
          <table:table-cell table:style-name="ce380"/>
          <table:table-cell table:style-name="ce379" office:value-type="string" calcext:value-type="string">
            <text:p>Sturdy IV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8"/>
          <table:table-cell table:style-name="ce379" office:value-type="float" office:value="-2" calcext:value-type="float">
            <text:p>-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Uran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uran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6"/>
          <table:table-cell table:style-name="ce379" office:value-type="float" office:value="40" calcext:value-type="float">
            <text:p>40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6"/>
          <table:table-cell table:style-name="ce379" office:value-type="string" calcext:value-type="string">
            <text:p>x1.1</text:p>
          </table:table-cell>
          <table:table-cell table:style-name="ce380" table:number-columns-repeated="10"/>
          <table:table-cell table:number-columns-repeated="992"/>
        </table:table-row>
        <table:table-row table:style-name="ro2">
          <table:table-cell table:style-name="ce379" office:value-type="string" calcext:value-type="string">
            <text:p>Woode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Acacia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acacia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Birch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birch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Crimson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crimson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Dark Oak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dark_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Jungle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jungl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Oak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Rough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rough</text:p>
          </table:table-cell>
          <table:table-cell table:style-name="ce380"/>
          <table:table-cell table:style-name="ce379" office:value-type="string" calcext:value-type="string">
            <text:p>Crude III, Bending V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Spruce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spruc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Warped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warped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Zinc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zinc</text:p>
          </table:table-cell>
          <table:table-cell table:style-name="ce380"/>
          <table:table-cell table:style-name="ce379" office:value-type="string" calcext:value-type="string">
            <text:p>Malleable II, Soft I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x0.95</text:p>
          </table:table-cell>
          <table:table-cell table:style-name="ce380" table:number-columns-repeated="5"/>
          <table:table-cell table:style-name="ce379" office:value-type="float" office:value="15" calcext:value-type="float">
            <text:p>15</text:p>
          </table:table-cell>
          <table:table-cell table:style-name="ce380" table:number-columns-repeated="3"/>
          <table:table-cell table:style-name="ce379" office:value-type="string" calcext:value-type="string">
            <text:p>x1.05</text:p>
          </table:table-cell>
          <table:table-cell table:style-name="ce380" table:number-columns-repeated="15"/>
          <table:table-cell table:number-columns-repeated="992"/>
        </table:table-row>
        <table:table-row table:style-name="ro2" table:number-rows-repeated="2">
          <table:table-cell table:style-name="ce380" table:number-columns-repeated="32"/>
          <table:table-cell table:number-columns-repeated="992"/>
        </table:table-row>
        <table:table-row table:style-name="ro3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1" table:style-name="ta11">
        <table:table-column table:style-name="co19" table:default-cell-style-name="Default"/>
        <table:table-column table:style-name="co41" table:default-cell-style-name="Default"/>
        <table:table-column table:style-name="co19" table:number-columns-repeated="1022" table:default-cell-style-name="Default"/>
        <table:table-row table:style-name="ro1">
          <table:table-cell table:style-name="ce367" office:value-type="string" calcext:value-type="string">
            <text:p>magic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slayer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>
            <text:p>fish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5" office:value-type="string" calcext:value-type="string">
            <text:p>attack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37" office:value-type="string" calcext:value-type="string">
            <text:p>alch</text:p>
          </table:table-cell>
          <table:table-cell table:style-name="ce1" office:value-type="string" calcext:value-type="string">
            <text:p>herblor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74" office:value-type="string" calcext:value-type="string">
            <text:p>min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72" office:value-type="string" calcext:value-type="string">
            <text:p>eng</text:p>
          </table:table-cell>
          <table:table-cell table:style-name="ce1" office:value-type="string" calcext:value-type="string">
            <text:p>fletching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def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5" office:value-type="string" calcext:value-type="string">
            <text:p>build</text:p>
          </table:table-cell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8" office:value-type="string" calcext:value-type="string">
            <text:p>smith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wood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44" office:value-type="string" calcext:value-type="string">
            <text:p>ranged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47" office:value-type="string" calcext:value-type="string">
            <text:p>craft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50" office:value-type="string" calcext:value-type="string">
            <text:p>farm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53" office:value-type="string" calcext:value-type="string">
            <text:p>fly</text:p>
          </table:table-cell>
          <table:table-cell table:style-name="ce1" office:value-type="string" calcext:value-type="string">
            <text:p>prayer</text:p>
          </table:table-cell>
          <table:table-cell table:style-name="ce269" table:number-columns-repeated="24"/>
          <table:table-cell table:number-columns-repeated="998"/>
        </table:table-row>
        <table:table-row table:style-name="ro1">
          <table:table-cell table:style-name="ce57" office:value-type="string" calcext:value-type="string">
            <text:p>cook</text:p>
          </table:table-cell>
          <table:table-cell table:style-name="ce1" office:value-type="string" calcext:value-type="string">
            <text:p>same</text:p>
          </table:table-cell>
          <table:table-cell table:style-name="ce269" table:number-columns-repeated="24"/>
          <table:table-cell table:number-columns-repeated="998"/>
        </table:table-row>
        <table:table-row table:style-name="ro1">
          <table:table-cell table:style-name="ce374" office:value-type="string" calcext:value-type="string">
            <text:p>agility</text:p>
          </table:table-cell>
          <table:table-cell table:style-name="ce1" office:value-type="string" calcext:value-type="string">
            <text:p>same + hitpoints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76" office:value-type="string" calcext:value-type="string">
            <text:p>navi</text:p>
          </table:table-cell>
          <table:table-cell table:style-name="ce1" office:value-type="string" calcext:value-type="string">
            <text:p>poh tropical wood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68" office:value-type="string" calcext:value-type="string">
            <text:p>hunt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71" office:value-type="string" calcext:value-type="string">
            <text:p>tame</text:p>
          </table:table-cell>
          <table:table-cell table:style-name="ce1" office:value-type="string" calcext:value-type="string">
            <text:p>hunter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47" office:value-type="string" calcext:value-type="string">
            <text:p>stealth</text:p>
          </table:table-cell>
          <table:table-cell table:style-name="ce1" office:value-type="string" calcext:value-type="string">
            <text:p>thieving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77" office:value-type="string" calcext:value-type="string">
            <text:p>char</text:p>
          </table:table-cell>
          <table:table-cell table:style-name="ce1" office:value-type="string" calcext:value-type="string">
            <text:p>firemaking</text:p>
          </table:table-cell>
          <table:table-cell table:style-name="ce269" table:number-columns-repeated="24"/>
          <table:table-cell table:number-columns-repeated="998"/>
        </table:table-row>
        <table:table-row table:style-name="ro1">
          <table:table-cell table:style-name="ce81" office:value-type="string" calcext:value-type="string">
            <text:p>myst</text:p>
          </table:table-cell>
          <table:table-cell table:style-name="ce1" office:value-type="string" calcext:value-type="string">
            <text:p>runecrafting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2" table:number-rows-repeated="977">
          <table:table-cell table:style-name="ce269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mor.A1:armor.X1038" table:display-filter-buttons="true"/>
        <table:database-range table:name="__Anonymous_Sheet_DB__1" table:target-range-address="block.A1:block.X1038" table:display-filter-buttons="true"/>
        <table:database-range table:name="__Anonymous_Sheet_DB__2" table:target-range-address="item.A1:item.X820" table:display-filter-buttons="true"/>
        <table:database-range table:name="__Anonymous_Sheet_DB__3" table:target-range-address="item_xp.A1:item_xp.Y346" table:display-filter-buttons="true"/>
        <table:database-range table:name="__Anonymous_Sheet_DB__4" table:target-range-address="block_xp.A1:block_xp.Y105" table:display-filter-buttons="true"/>
        <table:database-range table:name="__Anonymous_Sheet_DB__7" table:target-range-address="'mod gate better'.A1:'mod gate better'.A392" table:display-filter-buttons="true"/>
        <table:database-range table:name="__Anonymous_Sheet_DB__8" table:target-range-address="'to lock recipes'.A1:'to lock recipes'.X849" table:display-filter-buttons="true"/>
        <table:database-range table:name="__Anonymous_Sheet_DB__9" table:target-range-address="'recipestages TODO'.A1:'recipestages TODO'.X99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3:21:03.151958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do" style:display-name="PageStyle_to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gating" style:display-name="PageStyle_mod ga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gate_20_better" style:display-name="PageStyle_mod gate bet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armor_2b__20_curios" style:display-name="PageStyle_reqs armor+ cu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block" style:display-name="PageStyle_reqs blo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items" style:display-name="PageStyle_reqs ite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_20_lock_20_recipes" style:display-name="PageStyle_to lock recip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stages_20_TODO" style:display-name="PageStyle_recipestages TO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llids_2b_cmds" style:display-name="PageStyle_skillids+cm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erial_5f_export" style:display-name="PageStyle_material_ex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  <dc:date>2023-10-12T20:37:11.353058745</dc:date>
    <meta:editing-duration>PT9H17M50S</meta:editing-duration>
    <meta:editing-cycles>8</meta:editing-cycles>
    <meta:document-statistic meta:table-count="13" meta:cell-count="5498" meta:object-count="0"/>
  </office:meta>
</office:document-meta>
</file>